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4.94770833333333cm"/>
    </style:style>
    <style:style style:name="co15" style:family="table-column">
      <style:table-column-properties fo:break-before="auto" style:column-width="9.73666666666667cm"/>
    </style:style>
    <style:style style:name="co16" style:family="table-column">
      <style:table-column-properties fo:break-before="auto" style:column-width="3.96875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личие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Артикул</text:p>
          </table:table-cell>
          <table:table-cell office:value-type="string" table:style-name="ce3">
            <text:p>ID производственной базы</text:p>
          </table:table-cell>
          <table:table-cell office:value-type="string" table:style-name="ce2">
            <text:p>Количество, кг</text:p>
          </table:table-cell>
          <table:table-cell office:value-type="string" table:style-name="ce2">
            <text:p>Тип операции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8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8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9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" table:style-name="ce4">
            <text:p>68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9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" table:style-name="ce4">
            <text:p>74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6" table:style-name="ce4">
            <text:p>76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" table:style-name="ce4">
            <text:p>78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" table:style-name="ce4">
            <text:p>84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" table:style-name="ce4">
            <text:p>86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" table:style-name="ce4">
            <text:p>88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" table:style-name="ce4">
            <text:p>90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" table:style-name="ce4">
            <text:p>96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" table:style-name="ce4">
            <text:p>98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" table:style-name="ce4">
            <text:p>100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7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" table:style-name="ce4">
            <text:p>118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" table:style-name="ce4">
            <text:p>122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" table:style-name="ce4">
            <text:p>126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8" table:style-name="ce4">
            <text:p>128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" table:style-name="ce4">
            <text:p>150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" table:style-name="ce4">
            <text:p>154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" table:style-name="ce4">
            <text:p>156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" table:style-name="ce4">
            <text:p>158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" table:style-name="ce4">
            <text:p>160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" table:style-name="ce4">
            <text:p>162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" table:style-name="ce4">
            <text:p>164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6" table:style-name="ce4">
            <text:p>166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" table:style-name="ce4">
            <text:p>168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0" table:style-name="ce4">
            <text:p>170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" table:style-name="ce4">
            <text:p>172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" table:style-name="ce4">
            <text:p>174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7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" table:style-name="ce4">
            <text:p>176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" table:style-name="ce4">
            <text:p>178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" table:style-name="ce4">
            <text:p>180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" table:style-name="ce4">
            <text:p>182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" table:style-name="ce4">
            <text:p>184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" table:style-name="ce4">
            <text:p>186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" table:style-name="ce4">
            <text:p>188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" table:style-name="ce4">
            <text:p>190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" table:style-name="ce4">
            <text:p>192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" table:style-name="ce4">
            <text:p>194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" table:style-name="ce4">
            <text:p>196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" table:style-name="ce4">
            <text:p>198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" table:style-name="ce4">
            <text:p>202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" table:style-name="ce4">
            <text:p>204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9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6" table:style-name="ce4">
            <text:p>206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" table:style-name="ce4">
            <text:p>208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" table:style-name="ce4">
            <text:p>210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" table:style-name="ce4">
            <text:p>212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" table:style-name="ce4">
            <text:p>214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" table:style-name="ce4">
            <text:p>216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9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" table:style-name="ce4">
            <text:p>218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" table:style-name="ce4">
            <text:p>220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" table:style-name="ce4">
            <text:p>222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" table:style-name="ce4">
            <text:p>226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8" table:style-name="ce4">
            <text:p>228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0" table:style-name="ce4">
            <text:p>230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2" table:style-name="ce4">
            <text:p>232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4" table:style-name="ce4">
            <text:p>234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0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6" table:style-name="ce4">
            <text:p>236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8" table:style-name="ce4">
            <text:p>238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0" table:style-name="ce4">
            <text:p>240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2" table:style-name="ce4">
            <text:p>242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4" table:style-name="ce4">
            <text:p>244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6" table:style-name="ce4">
            <text:p>246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8" table:style-name="ce4">
            <text:p>248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0" table:style-name="ce4">
            <text:p>250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2" table:style-name="ce4">
            <text:p>252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4" table:style-name="ce4">
            <text:p>254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6" table:style-name="ce4">
            <text:p>256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8" table:style-name="ce4">
            <text:p>258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2" table:style-name="ce4">
            <text:p>262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7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6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8" table:style-name="ce4">
            <text:p>268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7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8" table:style-name="ce4">
            <text:p>278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0" table:style-name="ce4">
            <text:p>280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2" table:style-name="ce4">
            <text:p>282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7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4" table:style-name="ce4">
            <text:p>284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6" table:style-name="ce4">
            <text:p>286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0" table:style-name="ce4">
            <text:p>290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2" table:style-name="ce4">
            <text:p>292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4" table:style-name="ce4">
            <text:p>294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6" table:style-name="ce4">
            <text:p>296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8" table:style-name="ce4">
            <text:p>298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0" table:style-name="ce4">
            <text:p>300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302" table:style-name="ce4">
            <text:p>302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303" table:style-name="ce4">
            <text:p>303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8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4" table:style-name="ce4">
            <text:p>304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6" table:style-name="ce4">
            <text:p>306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8" table:style-name="ce4">
            <text:p>308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0" table:style-name="ce4">
            <text:p>310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2" table:style-name="ce4">
            <text:p>312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4" table:style-name="ce4">
            <text:p>314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16" table:style-name="ce4">
            <text:p>316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8" table:style-name="ce4">
            <text:p>318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0" table:style-name="ce4">
            <text:p>320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22" table:style-name="ce4">
            <text:p>322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9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2" table:style-name="ce4">
            <text:p>352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4" table:style-name="ce4">
            <text:p>354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6" table:style-name="ce4">
            <text:p>356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8" table:style-name="ce4">
            <text:p>358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62" table:style-name="ce4">
            <text:p>362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4" table:style-name="ce4">
            <text:p>364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9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6" table:style-name="ce4">
            <text:p>366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68" table:style-name="ce4">
            <text:p>368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4" table:style-name="ce4">
            <text:p>374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76" table:style-name="ce4">
            <text:p>376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9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8" table:style-name="ce4">
            <text:p>378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9" table:style-name="ce4">
            <text:p>379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9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0" table:style-name="ce4">
            <text:p>380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2" table:style-name="ce4">
            <text:p>382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3" table:style-name="ce4">
            <text:p>383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84" table:style-name="ce4">
            <text:p>384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5" table:style-name="ce4">
            <text:p>385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6" table:style-name="ce4">
            <text:p>386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87" table:style-name="ce4">
            <text:p>387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8" table:style-name="ce4">
            <text:p>388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9" table:style-name="ce4">
            <text:p>389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0" table:style-name="ce4">
            <text:p>390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1" table:style-name="ce4">
            <text:p>391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2" table:style-name="ce4">
            <text:p>392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8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3" table:style-name="ce4">
            <text:p>393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4" table:style-name="ce4">
            <text:p>394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5" table:style-name="ce4">
            <text:p>395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6" table:style-name="ce4">
            <text:p>396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7" table:style-name="ce4">
            <text:p>397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8" table:style-name="ce4">
            <text:p>398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9" table:style-name="ce4">
            <text:p>399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0" table:style-name="ce4">
            <text:p>400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8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2" table:style-name="ce4">
            <text:p>402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4" table:style-name="ce4">
            <text:p>404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6" table:style-name="ce4">
            <text:p>406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7" table:style-name="ce4">
            <text:p>407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8" table:style-name="ce4">
            <text:p>408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9" table:style-name="ce4">
            <text:p>409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0" table:style-name="ce4">
            <text:p>410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1" table:style-name="ce4">
            <text:p>411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2" table:style-name="ce4">
            <text:p>412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3" table:style-name="ce4">
            <text:p>413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4" table:style-name="ce4">
            <text:p>414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5" table:style-name="ce4">
            <text:p>415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6" table:style-name="ce4">
            <text:p>416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7" table:style-name="ce4">
            <text:p>417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8" table:style-name="ce4">
            <text:p>418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9" table:style-name="ce4">
            <text:p>419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0" table:style-name="ce4">
            <text:p>420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1" table:style-name="ce4">
            <text:p>421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2" table:style-name="ce4">
            <text:p>422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3" table:style-name="ce4">
            <text:p>423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24" table:style-name="ce4">
            <text:p>424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25" table:style-name="ce4">
            <text:p>425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6" table:style-name="ce4">
            <text:p>426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7" table:style-name="ce4">
            <text:p>427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8" table:style-name="ce4">
            <text:p>428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29" table:style-name="ce4">
            <text:p>429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0" table:style-name="ce4">
            <text:p>430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1" table:style-name="ce4">
            <text:p>431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2" table:style-name="ce4">
            <text:p>432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3" table:style-name="ce4">
            <text:p>433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4" table:style-name="ce4">
            <text:p>434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5" table:style-name="ce4">
            <text:p>435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6" table:style-name="ce4">
            <text:p>436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7" table:style-name="ce4">
            <text:p>437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8" table:style-name="ce4">
            <text:p>438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9" table:style-name="ce4">
            <text:p>439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0" table:style-name="ce4">
            <text:p>440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1" table:style-name="ce4">
            <text:p>441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2" table:style-name="ce4">
            <text:p>442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3" table:style-name="ce4">
            <text:p>443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4" table:style-name="ce4">
            <text:p>444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0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45" table:style-name="ce4">
            <text:p>445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46" table:style-name="ce4">
            <text:p>446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7" table:style-name="ce4">
            <text:p>447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8" table:style-name="ce4">
            <text:p>448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9" table:style-name="ce4">
            <text:p>449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0" table:style-name="ce4">
            <text:p>450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2" table:style-name="ce4">
            <text:p>452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4" table:style-name="ce4">
            <text:p>454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6" table:style-name="ce4">
            <text:p>456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8" table:style-name="ce4">
            <text:p>458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0" table:style-name="ce4">
            <text:p>460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2" table:style-name="ce4">
            <text:p>462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4" table:style-name="ce4">
            <text:p>464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6" table:style-name="ce4">
            <text:p>466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8" table:style-name="ce4">
            <text:p>468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8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2" table:style-name="ce4">
            <text:p>472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4" table:style-name="ce4">
            <text:p>474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6" table:style-name="ce4">
            <text:p>476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7" table:style-name="ce4">
            <text:p>477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8" table:style-name="ce4">
            <text:p>478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9" table:style-name="ce4">
            <text:p>479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80" table:style-name="ce4">
            <text:p>480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81" table:style-name="ce4">
            <text:p>481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2" table:style-name="ce4">
            <text:p>482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3" table:style-name="ce4">
            <text:p>483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4" table:style-name="ce4">
            <text:p>484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5" table:style-name="ce4">
            <text:p>485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86" table:style-name="ce4">
            <text:p>486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7" table:style-name="ce4">
            <text:p>487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4">
          <table:table-cell office:value-type="float" office:value="488" table:style-name="ce4">
            <text:p>488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489" table:style-name="ce4">
            <text:p>489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0" table:style-name="ce4">
            <text:p>490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1" table:style-name="ce4">
            <text:p>491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2" table:style-name="ce4">
            <text:p>492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3" table:style-name="ce4">
            <text:p>493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0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4" table:style-name="ce4">
            <text:p>494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5" table:style-name="ce4">
            <text:p>495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6" table:style-name="ce4">
            <text:p>496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7" table:style-name="ce4">
            <text:p>497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8" table:style-name="ce4">
            <text:p>498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9" table:style-name="ce4">
            <text:p>499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0" table:style-name="ce4">
            <text:p>500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1" table:style-name="ce4">
            <text:p>501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2" table:style-name="ce4">
            <text:p>502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3" table:style-name="ce4">
            <text:p>503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4" table:style-name="ce4">
            <text:p>504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5" table:style-name="ce4">
            <text:p>505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6" table:style-name="ce4">
            <text:p>506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7" table:style-name="ce4">
            <text:p>507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8" table:style-name="ce4">
            <text:p>508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9" table:style-name="ce4">
            <text:p>509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0" table:style-name="ce4">
            <text:p>510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1" table:style-name="ce4">
            <text:p>511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2" table:style-name="ce4">
            <text:p>512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3" table:style-name="ce4">
            <text:p>513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14" table:style-name="ce4">
            <text:p>514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5" table:style-name="ce4">
            <text:p>515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6" table:style-name="ce4">
            <text:p>516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7" table:style-name="ce4">
            <text:p>517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8" table:style-name="ce4">
            <text:p>518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9" table:style-name="ce4">
            <text:p>519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0" table:style-name="ce4">
            <text:p>520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1" table:style-name="ce4">
            <text:p>521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2" table:style-name="ce4">
            <text:p>522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3" table:style-name="ce4">
            <text:p>523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4" table:style-name="ce4">
            <text:p>524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5" table:style-name="ce4">
            <text:p>525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6" table:style-name="ce4">
            <text:p>526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8" table:style-name="ce4">
            <text:p>528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0" table:style-name="ce4">
            <text:p>530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2" table:style-name="ce4">
            <text:p>532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3" table:style-name="ce4">
            <text:p>533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4" table:style-name="ce4">
            <text:p>534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6" table:style-name="ce4">
            <text:p>536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7" table:style-name="ce4">
            <text:p>537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8" table:style-name="ce4">
            <text:p>538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9" table:style-name="ce4">
            <text:p>539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0" table:style-name="ce4">
            <text:p>540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1" table:style-name="ce4">
            <text:p>541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2" table:style-name="ce4">
            <text:p>542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3" table:style-name="ce4">
            <text:p>543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44" table:style-name="ce4">
            <text:p>544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5" table:style-name="ce4">
            <text:p>545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46" table:style-name="ce4">
            <text:p>546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7" table:style-name="ce4">
            <text:p>547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8" table:style-name="ce4">
            <text:p>548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9" table:style-name="ce4">
            <text:p>549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50" table:style-name="ce4">
            <text:p>550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51" table:style-name="ce4">
            <text:p>551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2" table:style-name="ce4">
            <text:p>552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53" table:style-name="ce4">
            <text:p>553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4" table:style-name="ce4">
            <text:p>554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5" table:style-name="ce4">
            <text:p>555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6" table:style-name="ce4">
            <text:p>556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7" table:style-name="ce4">
            <text:p>557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8" table:style-name="ce4">
            <text:p>558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9" table:style-name="ce4">
            <text:p>559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0" table:style-name="ce4">
            <text:p>560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1" table:style-name="ce4">
            <text:p>561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2" table:style-name="ce4">
            <text:p>562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3" table:style-name="ce4">
            <text:p>563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4" table:style-name="ce4">
            <text:p>564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5" table:style-name="ce4">
            <text:p>565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6" table:style-name="ce4">
            <text:p>566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7" table:style-name="ce4">
            <text:p>567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8" table:style-name="ce4">
            <text:p>568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9" table:style-name="ce4">
            <text:p>569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0" table:style-name="ce4">
            <text:p>570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71" table:style-name="ce4">
            <text:p>571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2" table:style-name="ce4">
            <text:p>572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73" table:style-name="ce4">
            <text:p>573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4" table:style-name="ce4">
            <text:p>574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5" table:style-name="ce4">
            <text:p>575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6" table:style-name="ce4">
            <text:p>576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7" table:style-name="ce4">
            <text:p>577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78" table:style-name="ce4">
            <text:p>578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9" table:style-name="ce4">
            <text:p>579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0" table:style-name="ce4">
            <text:p>580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1" table:style-name="ce4">
            <text:p>581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2" table:style-name="ce4">
            <text:p>582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3" table:style-name="ce4">
            <text:p>583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4" table:style-name="ce4">
            <text:p>584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5" table:style-name="ce4">
            <text:p>585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6" table:style-name="ce4">
            <text:p>586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7" table:style-name="ce4">
            <text:p>587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8" table:style-name="ce4">
            <text:p>588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9" table:style-name="ce4">
            <text:p>589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0" table:style-name="ce4">
            <text:p>590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1" table:style-name="ce4">
            <text:p>591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2" table:style-name="ce4">
            <text:p>592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3" table:style-name="ce4">
            <text:p>593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4" table:style-name="ce4">
            <text:p>594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5" table:style-name="ce4">
            <text:p>595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6" table:style-name="ce4">
            <text:p>596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7" table:style-name="ce4">
            <text:p>597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8" table:style-name="ce4">
            <text:p>598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9" table:style-name="ce4">
            <text:p>599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0" table:style-name="ce4">
            <text:p>600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1" table:style-name="ce4">
            <text:p>601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2" table:style-name="ce4">
            <text:p>602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3" table:style-name="ce4">
            <text:p>603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9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4" table:style-name="ce4">
            <text:p>604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5" table:style-name="ce4">
            <text:p>605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6" table:style-name="ce4">
            <text:p>606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7" table:style-name="ce4">
            <text:p>607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8" table:style-name="ce4">
            <text:p>608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9" table:style-name="ce4">
            <text:p>609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0" table:style-name="ce4">
            <text:p>610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1" table:style-name="ce4">
            <text:p>611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2" table:style-name="ce4">
            <text:p>612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3" table:style-name="ce4">
            <text:p>613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4" table:style-name="ce4">
            <text:p>614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5" table:style-name="ce4">
            <text:p>615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6" table:style-name="ce4">
            <text:p>616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7" table:style-name="ce4">
            <text:p>617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8" table:style-name="ce4">
            <text:p>618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9" table:style-name="ce4">
            <text:p>619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0" table:style-name="ce4">
            <text:p>620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1" table:style-name="ce4">
            <text:p>621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2" table:style-name="ce4">
            <text:p>622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3" table:style-name="ce4">
            <text:p>623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0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4" table:style-name="ce4">
            <text:p>624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5" table:style-name="ce4">
            <text:p>625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6" table:style-name="ce4">
            <text:p>626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7" table:style-name="ce4">
            <text:p>627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8" table:style-name="ce4">
            <text:p>628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9" table:style-name="ce4">
            <text:p>629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0" table:style-name="ce4">
            <text:p>630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1" table:style-name="ce4">
            <text:p>631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9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2" table:style-name="ce4">
            <text:p>632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3" table:style-name="ce4">
            <text:p>633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4" table:style-name="ce4">
            <text:p>634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5" table:style-name="ce4">
            <text:p>635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6" table:style-name="ce4">
            <text:p>636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7" table:style-name="ce4">
            <text:p>637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8" table:style-name="ce4">
            <text:p>638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9" table:style-name="ce4">
            <text:p>639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40" table:style-name="ce4">
            <text:p>640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1" table:style-name="ce4">
            <text:p>641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0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2" table:style-name="ce4">
            <text:p>642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3" table:style-name="ce4">
            <text:p>643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44" table:style-name="ce4">
            <text:p>644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5" table:style-name="ce4">
            <text:p>645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46" table:style-name="ce4">
            <text:p>646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7" table:style-name="ce4">
            <text:p>647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8" table:style-name="ce4">
            <text:p>648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9" table:style-name="ce4">
            <text:p>649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0" table:style-name="ce4">
            <text:p>650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1" table:style-name="ce4">
            <text:p>651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2" table:style-name="ce4">
            <text:p>652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3" table:style-name="ce4">
            <text:p>653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54" table:style-name="ce4">
            <text:p>654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55" table:style-name="ce4">
            <text:p>655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6" table:style-name="ce4">
            <text:p>656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7" table:style-name="ce4">
            <text:p>657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58" table:style-name="ce4">
            <text:p>658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9" table:style-name="ce4">
            <text:p>659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0" table:style-name="ce4">
            <text:p>660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1" table:style-name="ce4">
            <text:p>661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2" table:style-name="ce4">
            <text:p>662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3" table:style-name="ce4">
            <text:p>663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4" table:style-name="ce4">
            <text:p>664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5" table:style-name="ce4">
            <text:p>665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6" table:style-name="ce4">
            <text:p>666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7" table:style-name="ce4">
            <text:p>667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8" table:style-name="ce4">
            <text:p>668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9" table:style-name="ce4">
            <text:p>669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0" table:style-name="ce4">
            <text:p>670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1" table:style-name="ce4">
            <text:p>671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72" table:style-name="ce4">
            <text:p>672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3" table:style-name="ce4">
            <text:p>673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4" table:style-name="ce4">
            <text:p>674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5" table:style-name="ce4">
            <text:p>675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6" table:style-name="ce4">
            <text:p>676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6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77" table:style-name="ce4">
            <text:p>677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8" table:style-name="ce4">
            <text:p>678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79" table:style-name="ce4">
            <text:p>679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0" table:style-name="ce4">
            <text:p>680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1" table:style-name="ce4">
            <text:p>681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2" table:style-name="ce4">
            <text:p>682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3" table:style-name="ce4">
            <text:p>683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4" table:style-name="ce4">
            <text:p>684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5" table:style-name="ce4">
            <text:p>685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6" table:style-name="ce4">
            <text:p>686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7" table:style-name="ce4">
            <text:p>687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8" table:style-name="ce4">
            <text:p>688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9" table:style-name="ce4">
            <text:p>689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0" table:style-name="ce4">
            <text:p>690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8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1" table:style-name="ce4">
            <text:p>691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2" table:style-name="ce4">
            <text:p>692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3" table:style-name="ce4">
            <text:p>693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4" table:style-name="ce4">
            <text:p>694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5" table:style-name="ce4">
            <text:p>695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7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6" table:style-name="ce4">
            <text:p>696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7" table:style-name="ce4">
            <text:p>697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8" table:style-name="ce4">
            <text:p>698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9" table:style-name="ce4">
            <text:p>699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0" table:style-name="ce4">
            <text:p>700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1" table:style-name="ce4">
            <text:p>701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2" table:style-name="ce4">
            <text:p>702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3" table:style-name="ce4">
            <text:p>703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4" table:style-name="ce4">
            <text:p>704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5" table:style-name="ce4">
            <text:p>705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6" table:style-name="ce4">
            <text:p>706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7" table:style-name="ce4">
            <text:p>707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8" table:style-name="ce4">
            <text:p>708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9" table:style-name="ce4">
            <text:p>709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0" table:style-name="ce4">
            <text:p>710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1" table:style-name="ce4">
            <text:p>711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2" table:style-name="ce4">
            <text:p>712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3" table:style-name="ce4">
            <text:p>713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4" table:style-name="ce4">
            <text:p>714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5" table:style-name="ce4">
            <text:p>715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6" table:style-name="ce4">
            <text:p>716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7" table:style-name="ce4">
            <text:p>717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8" table:style-name="ce4">
            <text:p>718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9" table:style-name="ce4">
            <text:p>719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0" table:style-name="ce4">
            <text:p>720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1" table:style-name="ce4">
            <text:p>721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2" table:style-name="ce4">
            <text:p>722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3" table:style-name="ce4">
            <text:p>723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4" table:style-name="ce4">
            <text:p>724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5" table:style-name="ce4">
            <text:p>725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6" table:style-name="ce4">
            <text:p>726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7" table:style-name="ce4">
            <text:p>727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8" table:style-name="ce4">
            <text:p>728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9" table:style-name="ce4">
            <text:p>729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0" table:style-name="ce4">
            <text:p>730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1" table:style-name="ce4">
            <text:p>731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2" table:style-name="ce4">
            <text:p>732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3" table:style-name="ce4">
            <text:p>733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4" table:style-name="ce4">
            <text:p>734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5" table:style-name="ce4">
            <text:p>735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6" table:style-name="ce4">
            <text:p>736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7" table:style-name="ce4">
            <text:p>737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6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8" table:style-name="ce4">
            <text:p>738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9" table:style-name="ce4">
            <text:p>739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0" table:style-name="ce4">
            <text:p>740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1" table:style-name="ce4">
            <text:p>741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2" table:style-name="ce4">
            <text:p>742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3" table:style-name="ce4">
            <text:p>743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4" table:style-name="ce4">
            <text:p>744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5" table:style-name="ce4">
            <text:p>745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6" table:style-name="ce4">
            <text:p>746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7" table:style-name="ce4">
            <text:p>747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8" table:style-name="ce4">
            <text:p>748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9" table:style-name="ce4">
            <text:p>749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0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0" table:style-name="ce4">
            <text:p>750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1" table:style-name="ce4">
            <text:p>751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2" table:style-name="ce4">
            <text:p>752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3" table:style-name="ce4">
            <text:p>753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4" table:style-name="ce4">
            <text:p>754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7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5" table:style-name="ce4">
            <text:p>755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6" table:style-name="ce4">
            <text:p>756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7" table:style-name="ce4">
            <text:p>757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8" table:style-name="ce4">
            <text:p>758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9" table:style-name="ce4">
            <text:p>759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0" table:style-name="ce4">
            <text:p>760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61" table:style-name="ce4">
            <text:p>761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62" table:style-name="ce4">
            <text:p>762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0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3" table:style-name="ce4">
            <text:p>763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4" table:style-name="ce4">
            <text:p>764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5" table:style-name="ce4">
            <text:p>765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6" table:style-name="ce4">
            <text:p>766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7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7" table:style-name="ce4">
            <text:p>767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8" table:style-name="ce4">
            <text:p>768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9" table:style-name="ce4">
            <text:p>769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0" table:style-name="ce4">
            <text:p>770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1" table:style-name="ce4">
            <text:p>771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2" table:style-name="ce4">
            <text:p>772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3" table:style-name="ce4">
            <text:p>773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4" table:style-name="ce4">
            <text:p>774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775" table:style-name="ce4">
            <text:p>775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776" table:style-name="ce4">
            <text:p>776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7" table:style-name="ce4">
            <text:p>777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8" table:style-name="ce4">
            <text:p>778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9" table:style-name="ce4">
            <text:p>779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80" table:style-name="ce4">
            <text:p>780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1" table:style-name="ce4">
            <text:p>781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82" table:style-name="ce4">
            <text:p>782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3" table:style-name="ce4">
            <text:p>783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4" table:style-name="ce4">
            <text:p>784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5" table:style-name="ce4">
            <text:p>785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6" table:style-name="ce4">
            <text:p>786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7" table:style-name="ce4">
            <text:p>787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8" table:style-name="ce4">
            <text:p>788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9" table:style-name="ce4">
            <text:p>789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0" table:style-name="ce4">
            <text:p>790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1" table:style-name="ce4">
            <text:p>791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2" table:style-name="ce4">
            <text:p>792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3" table:style-name="ce4">
            <text:p>793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4" table:style-name="ce4">
            <text:p>794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5" table:style-name="ce4">
            <text:p>795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6" table:style-name="ce4">
            <text:p>796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7" table:style-name="ce4">
            <text:p>797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8" table:style-name="ce4">
            <text:p>798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9" table:style-name="ce4">
            <text:p>799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00" table:style-name="ce4">
            <text:p>800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1" table:style-name="ce4">
            <text:p>801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2" table:style-name="ce4">
            <text:p>802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3" table:style-name="ce4">
            <text:p>803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4" table:style-name="ce4">
            <text:p>804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05" table:style-name="ce4">
            <text:p>805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6" table:style-name="ce4">
            <text:p>806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7" table:style-name="ce4">
            <text:p>807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8" table:style-name="ce4">
            <text:p>808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9" table:style-name="ce4">
            <text:p>809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0" table:style-name="ce4">
            <text:p>810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1" table:style-name="ce4">
            <text:p>811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2" table:style-name="ce4">
            <text:p>812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3" table:style-name="ce4">
            <text:p>813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4" table:style-name="ce4">
            <text:p>814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5" table:style-name="ce4">
            <text:p>815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6" table:style-name="ce4">
            <text:p>816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7" table:style-name="ce4">
            <text:p>817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8" table:style-name="ce4">
            <text:p>818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9" table:style-name="ce4">
            <text:p>819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0" table:style-name="ce4">
            <text:p>820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1" table:style-name="ce4">
            <text:p>821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2" table:style-name="ce4">
            <text:p>822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3" table:style-name="ce4">
            <text:p>823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4" table:style-name="ce4">
            <text:p>824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5" table:style-name="ce4">
            <text:p>825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6" table:style-name="ce4">
            <text:p>826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7" table:style-name="ce4">
            <text:p>827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8" table:style-name="ce4">
            <text:p>828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9" table:style-name="ce4">
            <text:p>829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0" table:style-name="ce4">
            <text:p>830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31" table:style-name="ce4">
            <text:p>831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2" table:style-name="ce4">
            <text:p>832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3" table:style-name="ce4">
            <text:p>833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34" table:style-name="ce4">
            <text:p>834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5" table:style-name="ce4">
            <text:p>835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36" table:style-name="ce4">
            <text:p>836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7" table:style-name="ce4">
            <text:p>837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8" table:style-name="ce4">
            <text:p>838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9" table:style-name="ce4">
            <text:p>839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0" table:style-name="ce4">
            <text:p>840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841" table:style-name="ce4">
            <text:p>841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4">
          <table:table-cell office:value-type="float" office:value="842" table:style-name="ce4">
            <text:p>842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3" table:style-name="ce4">
            <text:p>843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4" table:style-name="ce4">
            <text:p>844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5" table:style-name="ce4">
            <text:p>845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6" table:style-name="ce4">
            <text:p>846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7" table:style-name="ce4">
            <text:p>847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8" table:style-name="ce4">
            <text:p>848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9" table:style-name="ce4">
            <text:p>849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0" table:style-name="ce4">
            <text:p>850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1" table:style-name="ce4">
            <text:p>851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2" table:style-name="ce4">
            <text:p>852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53" table:style-name="ce4">
            <text:p>853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54" table:style-name="ce4">
            <text:p>854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5" table:style-name="ce4">
            <text:p>855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6" table:style-name="ce4">
            <text:p>856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57" table:style-name="ce4">
            <text:p>857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8" table:style-name="ce4">
            <text:p>858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9" table:style-name="ce4">
            <text:p>859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0" table:style-name="ce4">
            <text:p>860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1" table:style-name="ce4">
            <text:p>861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2" table:style-name="ce4">
            <text:p>862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3" table:style-name="ce4">
            <text:p>863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4" table:style-name="ce4">
            <text:p>864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5" table:style-name="ce4">
            <text:p>865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6" table:style-name="ce4">
            <text:p>866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7" table:style-name="ce4">
            <text:p>867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8" table:style-name="ce4">
            <text:p>868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9" table:style-name="ce4">
            <text:p>869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0" table:style-name="ce4">
            <text:p>870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1" table:style-name="ce4">
            <text:p>871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2" table:style-name="ce4">
            <text:p>872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3" table:style-name="ce4">
            <text:p>873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4" table:style-name="ce4">
            <text:p>874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5" table:style-name="ce4">
            <text:p>875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6" table:style-name="ce4">
            <text:p>876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7" table:style-name="ce4">
            <text:p>877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8" table:style-name="ce4">
            <text:p>878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9" table:style-name="ce4">
            <text:p>879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0" table:style-name="ce4">
            <text:p>880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1" table:style-name="ce4">
            <text:p>881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2" table:style-name="ce4">
            <text:p>882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3" table:style-name="ce4">
            <text:p>883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4" table:style-name="ce4">
            <text:p>884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5" table:style-name="ce4">
            <text:p>885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6" table:style-name="ce4">
            <text:p>886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7" table:style-name="ce4">
            <text:p>887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8" table:style-name="ce4">
            <text:p>888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9" table:style-name="ce4">
            <text:p>889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0" table:style-name="ce4">
            <text:p>890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1" table:style-name="ce4">
            <text:p>891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2" table:style-name="ce4">
            <text:p>892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3" table:style-name="ce4">
            <text:p>893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4" table:style-name="ce4">
            <text:p>894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5" table:style-name="ce4">
            <text:p>895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6" table:style-name="ce4">
            <text:p>896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7" table:style-name="ce4">
            <text:p>897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8" table:style-name="ce4">
            <text:p>898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9" table:style-name="ce4">
            <text:p>899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0" table:style-name="ce4">
            <text:p>900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1" table:style-name="ce4">
            <text:p>901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2" table:style-name="ce4">
            <text:p>902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3" table:style-name="ce4">
            <text:p>903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4" table:style-name="ce4">
            <text:p>904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5" table:style-name="ce4">
            <text:p>905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6" table:style-name="ce4">
            <text:p>906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7" table:style-name="ce4">
            <text:p>907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8" table:style-name="ce4">
            <text:p>908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9" table:style-name="ce4">
            <text:p>909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0" table:style-name="ce4">
            <text:p>910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1" table:style-name="ce4">
            <text:p>911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2" table:style-name="ce4">
            <text:p>912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3" table:style-name="ce4">
            <text:p>913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4" table:style-name="ce4">
            <text:p>914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5" table:style-name="ce4">
            <text:p>915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6" table:style-name="ce4">
            <text:p>916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7" table:style-name="ce4">
            <text:p>917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8" table:style-name="ce4">
            <text:p>918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9" table:style-name="ce4">
            <text:p>919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0" table:style-name="ce4">
            <text:p>920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1" table:style-name="ce4">
            <text:p>921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2" table:style-name="ce4">
            <text:p>922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3" table:style-name="ce4">
            <text:p>923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4" table:style-name="ce4">
            <text:p>924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5" table:style-name="ce4">
            <text:p>925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26" table:style-name="ce4">
            <text:p>926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27" table:style-name="ce4">
            <text:p>927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8" table:style-name="ce4">
            <text:p>928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29" table:style-name="ce4">
            <text:p>929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0" table:style-name="ce4">
            <text:p>930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1" table:style-name="ce4">
            <text:p>931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2" table:style-name="ce4">
            <text:p>932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4">
          <table:table-cell office:value-type="float" office:value="933" table:style-name="ce4">
            <text:p>933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934" table:style-name="ce4">
            <text:p>934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5" table:style-name="ce4">
            <text:p>935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6" table:style-name="ce4">
            <text:p>936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7" table:style-name="ce4">
            <text:p>937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38" table:style-name="ce4">
            <text:p>938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1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9" table:style-name="ce4">
            <text:p>939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0" table:style-name="ce4">
            <text:p>940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1" table:style-name="ce4">
            <text:p>941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2" table:style-name="ce4">
            <text:p>942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3" table:style-name="ce4">
            <text:p>943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4" table:style-name="ce4">
            <text:p>944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5" table:style-name="ce4">
            <text:p>945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6" table:style-name="ce4">
            <text:p>946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7" table:style-name="ce4">
            <text:p>947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8" table:style-name="ce4">
            <text:p>948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9" table:style-name="ce4">
            <text:p>949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0" table:style-name="ce4">
            <text:p>950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1" table:style-name="ce4">
            <text:p>951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2" table:style-name="ce4">
            <text:p>952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3" table:style-name="ce4">
            <text:p>953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4" table:style-name="ce4">
            <text:p>954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5" table:style-name="ce4">
            <text:p>955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6" table:style-name="ce4">
            <text:p>956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7" table:style-name="ce4">
            <text:p>957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9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8" table:style-name="ce4">
            <text:p>958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9" table:style-name="ce4">
            <text:p>959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0" table:style-name="ce4">
            <text:p>960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1" table:style-name="ce4">
            <text:p>961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2" table:style-name="ce4">
            <text:p>962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3" table:style-name="ce4">
            <text:p>963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4" table:style-name="ce4">
            <text:p>964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5" table:style-name="ce4">
            <text:p>965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6" table:style-name="ce4">
            <text:p>966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7" table:style-name="ce4">
            <text:p>967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8" table:style-name="ce4">
            <text:p>968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9" table:style-name="ce4">
            <text:p>969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0" table:style-name="ce4">
            <text:p>970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1" table:style-name="ce4">
            <text:p>971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2" table:style-name="ce4">
            <text:p>972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3" table:style-name="ce4">
            <text:p>973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4" table:style-name="ce4">
            <text:p>974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5" table:style-name="ce4">
            <text:p>975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6" table:style-name="ce4">
            <text:p>976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7" table:style-name="ce4">
            <text:p>977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8" table:style-name="ce4">
            <text:p>978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9" table:style-name="ce4">
            <text:p>979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0" table:style-name="ce4">
            <text:p>980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1" table:style-name="ce4">
            <text:p>981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2" table:style-name="ce4">
            <text:p>982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3" table:style-name="ce4">
            <text:p>983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4" table:style-name="ce4">
            <text:p>984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5" table:style-name="ce4">
            <text:p>985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6" table:style-name="ce4">
            <text:p>986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7" table:style-name="ce4">
            <text:p>987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8" table:style-name="ce4">
            <text:p>988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9" table:style-name="ce4">
            <text:p>989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0" table:style-name="ce4">
            <text:p>990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1" table:style-name="ce4">
            <text:p>991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2" table:style-name="ce4">
            <text:p>992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3" table:style-name="ce4">
            <text:p>993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94" table:style-name="ce4">
            <text:p>994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5" table:style-name="ce4">
            <text:p>995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6" table:style-name="ce4">
            <text:p>996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7" table:style-name="ce4">
            <text:p>997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98" table:style-name="ce4">
            <text:p>998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9" table:style-name="ce4">
            <text:p>999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0" table:style-name="ce4">
            <text:p>1000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1" table:style-name="ce4">
            <text:p>1001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2" table:style-name="ce4">
            <text:p>1002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7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3" table:style-name="ce4">
            <text:p>1003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4" table:style-name="ce4">
            <text:p>1004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5" table:style-name="ce4">
            <text:p>1005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6" table:style-name="ce4">
            <text:p>1006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7" table:style-name="ce4">
            <text:p>1007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8" table:style-name="ce4">
            <text:p>1008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9" table:style-name="ce4">
            <text:p>1009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0" table:style-name="ce4">
            <text:p>1010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1" table:style-name="ce4">
            <text:p>1011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2" table:style-name="ce4">
            <text:p>1012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3" table:style-name="ce4">
            <text:p>1013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4" table:style-name="ce4">
            <text:p>1014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5" table:style-name="ce4">
            <text:p>1015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6" table:style-name="ce4">
            <text:p>1016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7" table:style-name="ce4">
            <text:p>1017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8" table:style-name="ce4">
            <text:p>1018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9" table:style-name="ce4">
            <text:p>1019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0" table:style-name="ce4">
            <text:p>1020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21" table:style-name="ce4">
            <text:p>1021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2" table:style-name="ce4">
            <text:p>1022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3" table:style-name="ce4">
            <text:p>1023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4" table:style-name="ce4">
            <text:p>1024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5" table:style-name="ce4">
            <text:p>1025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26" table:style-name="ce4">
            <text:p>1026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7" table:style-name="ce4">
            <text:p>1027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8" table:style-name="ce4">
            <text:p>1028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9" table:style-name="ce4">
            <text:p>1029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30" table:style-name="ce4">
            <text:p>1030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1" table:style-name="ce4">
            <text:p>1031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2" table:style-name="ce4">
            <text:p>1032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33" table:style-name="ce4">
            <text:p>1033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4" table:style-name="ce4">
            <text:p>1034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5" table:style-name="ce4">
            <text:p>1035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36" table:style-name="ce4">
            <text:p>1036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7" table:style-name="ce4">
            <text:p>1037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8" table:style-name="ce4">
            <text:p>1038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9" table:style-name="ce4">
            <text:p>1039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0" table:style-name="ce4">
            <text:p>1040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1" table:style-name="ce4">
            <text:p>1041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8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2" table:style-name="ce4">
            <text:p>1042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3" table:style-name="ce4">
            <text:p>1043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4" table:style-name="ce4">
            <text:p>1044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5" table:style-name="ce4">
            <text:p>1045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6" table:style-name="ce4">
            <text:p>1046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7" table:style-name="ce4">
            <text:p>1047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8" table:style-name="ce4">
            <text:p>1048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9" table:style-name="ce4">
            <text:p>1049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0" table:style-name="ce4">
            <text:p>1050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1" table:style-name="ce4">
            <text:p>1051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2" table:style-name="ce4">
            <text:p>1052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3" table:style-name="ce4">
            <text:p>1053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4" table:style-name="ce4">
            <text:p>1054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5" table:style-name="ce4">
            <text:p>1055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6" table:style-name="ce4">
            <text:p>1056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7" table:style-name="ce4">
            <text:p>1057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5">
          <table:table-cell office:value-type="float" office:value="1058" table:style-name="ce4">
            <text:p>1058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5">
          <table:table-cell office:value-type="float" office:value="1059" table:style-name="ce4">
            <text:p>1059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0" table:style-name="ce4">
            <text:p>1060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1" table:style-name="ce4">
            <text:p>1061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2" table:style-name="ce4">
            <text:p>1062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3" table:style-name="ce4">
            <text:p>1063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4" table:style-name="ce4">
            <text:p>1064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5" table:style-name="ce4">
            <text:p>1065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6" table:style-name="ce4">
            <text:p>1066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7" table:style-name="ce4">
            <text:p>1067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8" table:style-name="ce4">
            <text:p>1068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9" table:style-name="ce4">
            <text:p>1069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0" table:style-name="ce4">
            <text:p>1070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1" table:style-name="ce4">
            <text:p>1071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5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2" table:style-name="ce4">
            <text:p>1072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3" table:style-name="ce4">
            <text:p>1073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7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4" table:style-name="ce4">
            <text:p>1074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5" table:style-name="ce4">
            <text:p>1075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6" table:style-name="ce4">
            <text:p>1076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7" table:style-name="ce4">
            <text:p>1077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8" table:style-name="ce4">
            <text:p>1078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9" table:style-name="ce4">
            <text:p>1079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0" table:style-name="ce4">
            <text:p>1080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1" table:style-name="ce4">
            <text:p>1081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2" table:style-name="ce4">
            <text:p>1082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3" table:style-name="ce4">
            <text:p>1083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4" table:style-name="ce4">
            <text:p>1084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5" table:style-name="ce4">
            <text:p>1085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6" table:style-name="ce4">
            <text:p>1086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7" table:style-name="ce4">
            <text:p>1087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8" table:style-name="ce4">
            <text:p>1088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9" table:style-name="ce4">
            <text:p>1089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0" table:style-name="ce4">
            <text:p>1090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1" table:style-name="ce4">
            <text:p>1091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2" table:style-name="ce4">
            <text:p>1092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3" table:style-name="ce4">
            <text:p>1093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4" table:style-name="ce4">
            <text:p>1094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5" table:style-name="ce4">
            <text:p>1095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6" table:style-name="ce4">
            <text:p>1096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7" table:style-name="ce4">
            <text:p>1097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8" table:style-name="ce4">
            <text:p>1098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9" table:style-name="ce4">
            <text:p>1099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0" table:style-name="ce4">
            <text:p>1100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01" table:style-name="ce4">
            <text:p>1101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02" table:style-name="ce4">
            <text:p>1102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3" table:style-name="ce4">
            <text:p>1103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4" table:style-name="ce4">
            <text:p>1104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5" table:style-name="ce4">
            <text:p>1105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6" table:style-name="ce4">
            <text:p>1106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7" table:style-name="ce4">
            <text:p>1107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8" table:style-name="ce4">
            <text:p>1108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9" table:style-name="ce4">
            <text:p>1109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0" table:style-name="ce4">
            <text:p>1110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1" table:style-name="ce4">
            <text:p>1111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2" table:style-name="ce4">
            <text:p>1112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3" table:style-name="ce4">
            <text:p>1113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4" table:style-name="ce4">
            <text:p>1114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5" table:style-name="ce4">
            <text:p>1115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6" table:style-name="ce4">
            <text:p>1116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7" table:style-name="ce4">
            <text:p>1117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8" table:style-name="ce4">
            <text:p>1118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9" table:style-name="ce4">
            <text:p>1119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0" table:style-name="ce4">
            <text:p>1120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1" table:style-name="ce4">
            <text:p>1121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2" table:style-name="ce4">
            <text:p>1122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23" table:style-name="ce4">
            <text:p>1123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4" table:style-name="ce4">
            <text:p>1124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25" table:style-name="ce4">
            <text:p>1125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6" table:style-name="ce4">
            <text:p>1126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7" table:style-name="ce4">
            <text:p>1127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8" table:style-name="ce4">
            <text:p>1128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9" table:style-name="ce4">
            <text:p>1129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0" table:style-name="ce4">
            <text:p>1130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1" table:style-name="ce4">
            <text:p>1131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2" table:style-name="ce4">
            <text:p>1132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3" table:style-name="ce4">
            <text:p>1133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4" table:style-name="ce4">
            <text:p>1134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5" table:style-name="ce4">
            <text:p>1135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6" table:style-name="ce4">
            <text:p>1136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7" table:style-name="ce4">
            <text:p>1137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8" table:style-name="ce4">
            <text:p>1138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9" table:style-name="ce4">
            <text:p>1139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0" table:style-name="ce4">
            <text:p>1140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1" table:style-name="ce4">
            <text:p>1141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2" table:style-name="ce4">
            <text:p>1142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3" table:style-name="ce4">
            <text:p>1143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4" table:style-name="ce4">
            <text:p>1144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5" table:style-name="ce4">
            <text:p>1145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6" table:style-name="ce4">
            <text:p>1146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7" table:style-name="ce4">
            <text:p>1147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8" table:style-name="ce4">
            <text:p>1148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9" table:style-name="ce4">
            <text:p>1149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0" table:style-name="ce4">
            <text:p>1150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1" table:style-name="ce4">
            <text:p>1151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2" table:style-name="ce4">
            <text:p>1152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3" table:style-name="ce4">
            <text:p>1153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4" table:style-name="ce4">
            <text:p>1154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5" table:style-name="ce4">
            <text:p>1155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6" table:style-name="ce4">
            <text:p>1156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7" table:style-name="ce4">
            <text:p>1157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8" table:style-name="ce4">
            <text:p>1158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9" table:style-name="ce4">
            <text:p>1159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0" table:style-name="ce4">
            <text:p>1160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1" table:style-name="ce4">
            <text:p>1161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2" table:style-name="ce4">
            <text:p>1162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3" table:style-name="ce4">
            <text:p>1163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4" table:style-name="ce4">
            <text:p>1164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5" table:style-name="ce4">
            <text:p>1165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6" table:style-name="ce4">
            <text:p>1166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7" table:style-name="ce4">
            <text:p>1167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8" table:style-name="ce4">
            <text:p>1168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9" table:style-name="ce4">
            <text:p>1169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0" table:style-name="ce4">
            <text:p>1170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1" table:style-name="ce4">
            <text:p>1171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2" table:style-name="ce4">
            <text:p>1172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3" table:style-name="ce4">
            <text:p>1173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4" table:style-name="ce4">
            <text:p>1174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5" table:style-name="ce4">
            <text:p>1175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6" table:style-name="ce4">
            <text:p>1176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7" table:style-name="ce4">
            <text:p>1177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8" table:style-name="ce4">
            <text:p>1178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9" table:style-name="ce4">
            <text:p>1179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0" table:style-name="ce4">
            <text:p>1180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1" table:style-name="ce4">
            <text:p>1181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2" table:style-name="ce4">
            <text:p>1182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3" table:style-name="ce4">
            <text:p>1183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4" table:style-name="ce4">
            <text:p>1184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5" table:style-name="ce4">
            <text:p>1185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6" table:style-name="ce4">
            <text:p>1186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7" table:style-name="ce4">
            <text:p>1187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8" table:style-name="ce4">
            <text:p>1188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8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9" table:style-name="ce4">
            <text:p>1189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0" table:style-name="ce4">
            <text:p>1190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7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1" table:style-name="ce4">
            <text:p>1191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2" table:style-name="ce4">
            <text:p>1192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3" table:style-name="ce4">
            <text:p>1193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4" table:style-name="ce4">
            <text:p>1194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5" table:style-name="ce4">
            <text:p>1195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6" table:style-name="ce4">
            <text:p>1196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7" table:style-name="ce4">
            <text:p>1197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8" table:style-name="ce4">
            <text:p>1198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9" table:style-name="ce4">
            <text:p>1199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0" table:style-name="ce4">
            <text:p>1200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1" table:style-name="ce4">
            <text:p>1201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2" table:style-name="ce4">
            <text:p>1202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3" table:style-name="ce4">
            <text:p>1203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4" table:style-name="ce4">
            <text:p>1204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5" table:style-name="ce4">
            <text:p>1205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6" table:style-name="ce4">
            <text:p>1206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5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7" table:style-name="ce4">
            <text:p>1207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8" table:style-name="ce4">
            <text:p>1208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9" table:style-name="ce4">
            <text:p>1209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0" table:style-name="ce4">
            <text:p>1210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1" table:style-name="ce4">
            <text:p>1211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2" table:style-name="ce4">
            <text:p>1212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3" table:style-name="ce4">
            <text:p>1213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4" table:style-name="ce4">
            <text:p>1214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5" table:style-name="ce4">
            <text:p>1215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6" table:style-name="ce4">
            <text:p>1216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7" table:style-name="ce4">
            <text:p>1217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8" table:style-name="ce4">
            <text:p>1218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9" table:style-name="ce4">
            <text:p>1219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0" table:style-name="ce4">
            <text:p>1220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1" table:style-name="ce4">
            <text:p>1221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2" table:style-name="ce4">
            <text:p>1222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7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3" table:style-name="ce4">
            <text:p>1223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4" table:style-name="ce4">
            <text:p>1224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5" table:style-name="ce4">
            <text:p>1225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6" table:style-name="ce4">
            <text:p>1226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7" table:style-name="ce4">
            <text:p>1227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8" table:style-name="ce4">
            <text:p>1228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9" table:style-name="ce4">
            <text:p>1229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0" table:style-name="ce4">
            <text:p>1230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1" table:style-name="ce4">
            <text:p>1231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2" table:style-name="ce4">
            <text:p>1232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3" table:style-name="ce4">
            <text:p>1233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34" table:style-name="ce4">
            <text:p>1234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5" table:style-name="ce4">
            <text:p>1235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36" table:style-name="ce4">
            <text:p>1236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7" table:style-name="ce4">
            <text:p>1237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8" table:style-name="ce4">
            <text:p>1238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7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9" table:style-name="ce4">
            <text:p>1239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0" table:style-name="ce4">
            <text:p>1240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1" table:style-name="ce4">
            <text:p>1241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2" table:style-name="ce4">
            <text:p>1242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43" table:style-name="ce4">
            <text:p>1243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44" table:style-name="ce4">
            <text:p>1244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5" table:style-name="ce4">
            <text:p>1245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46" table:style-name="ce4">
            <text:p>1246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7" table:style-name="ce4">
            <text:p>1247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8" table:style-name="ce4">
            <text:p>1248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9" table:style-name="ce4">
            <text:p>1249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0" table:style-name="ce4">
            <text:p>1250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7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1" table:style-name="ce4">
            <text:p>1251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2" table:style-name="ce4">
            <text:p>1252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3" table:style-name="ce4">
            <text:p>1253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4" table:style-name="ce4">
            <text:p>1254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5" table:style-name="ce4">
            <text:p>1255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6" table:style-name="ce4">
            <text:p>1256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7" table:style-name="ce4">
            <text:p>1257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8" table:style-name="ce4">
            <text:p>1258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9" table:style-name="ce4">
            <text:p>1259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8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0" table:style-name="ce4">
            <text:p>1260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1" table:style-name="ce4">
            <text:p>1261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2" table:style-name="ce4">
            <text:p>1262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3" table:style-name="ce4">
            <text:p>1263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4" table:style-name="ce4">
            <text:p>1264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5" table:style-name="ce4">
            <text:p>1265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6" table:style-name="ce4">
            <text:p>1266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7" table:style-name="ce4">
            <text:p>1267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8" table:style-name="ce4">
            <text:p>1268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9" table:style-name="ce4">
            <text:p>1269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0" table:style-name="ce4">
            <text:p>1270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1" table:style-name="ce4">
            <text:p>1271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2" table:style-name="ce4">
            <text:p>1272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3" table:style-name="ce4">
            <text:p>1273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4" table:style-name="ce4">
            <text:p>1274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5" table:style-name="ce4">
            <text:p>1275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6" table:style-name="ce4">
            <text:p>1276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7" table:style-name="ce4">
            <text:p>1277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8" table:style-name="ce4">
            <text:p>1278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9" table:style-name="ce4">
            <text:p>1279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0" table:style-name="ce4">
            <text:p>1280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1" table:style-name="ce4">
            <text:p>1281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1282" table:style-name="ce4">
            <text:p>1282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1283" table:style-name="ce4">
            <text:p>1283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84" table:style-name="ce4">
            <text:p>1284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5" table:style-name="ce4">
            <text:p>1285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6" table:style-name="ce4">
            <text:p>1286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7" table:style-name="ce4">
            <text:p>1287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8" table:style-name="ce4">
            <text:p>1288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9" table:style-name="ce4">
            <text:p>1289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0" table:style-name="ce4">
            <text:p>1290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91" table:style-name="ce4">
            <text:p>1291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92" table:style-name="ce4">
            <text:p>1292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3" table:style-name="ce4">
            <text:p>1293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4" table:style-name="ce4">
            <text:p>1294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5" table:style-name="ce4">
            <text:p>1295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96" table:style-name="ce4">
            <text:p>1296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7" table:style-name="ce4">
            <text:p>1297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8" table:style-name="ce4">
            <text:p>1298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9" table:style-name="ce4">
            <text:p>1299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00" table:style-name="ce4">
            <text:p>1300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01" table:style-name="ce4">
            <text:p>1301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2" table:style-name="ce4">
            <text:p>1302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3" table:style-name="ce4">
            <text:p>1303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4" table:style-name="ce4">
            <text:p>1304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05" table:style-name="ce4">
            <text:p>1305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6" table:style-name="ce4">
            <text:p>1306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7" table:style-name="ce4">
            <text:p>1307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8" table:style-name="ce4">
            <text:p>1308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9" table:style-name="ce4">
            <text:p>1309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0" table:style-name="ce4">
            <text:p>1310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1" table:style-name="ce4">
            <text:p>1311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2" table:style-name="ce4">
            <text:p>1312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6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3" table:style-name="ce4">
            <text:p>1313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4" table:style-name="ce4">
            <text:p>1314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5" table:style-name="ce4">
            <text:p>1315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6" table:style-name="ce4">
            <text:p>1316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7" table:style-name="ce4">
            <text:p>1317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8" table:style-name="ce4">
            <text:p>1318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9" table:style-name="ce4">
            <text:p>1319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0" table:style-name="ce4">
            <text:p>1320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21" table:style-name="ce4">
            <text:p>1321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2" table:style-name="ce4">
            <text:p>1322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3" table:style-name="ce4">
            <text:p>1323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4" table:style-name="ce4">
            <text:p>1324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5" table:style-name="ce4">
            <text:p>1325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6" table:style-name="ce4">
            <text:p>1326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7" table:style-name="ce4">
            <text:p>1327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8" table:style-name="ce4">
            <text:p>1328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9" table:style-name="ce4">
            <text:p>1329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0" table:style-name="ce4">
            <text:p>1330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1" table:style-name="ce4">
            <text:p>1331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2" table:style-name="ce4">
            <text:p>1332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3" table:style-name="ce4">
            <text:p>1333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4" table:style-name="ce4">
            <text:p>1334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8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5" table:style-name="ce4">
            <text:p>1335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6" table:style-name="ce4">
            <text:p>1336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7" table:style-name="ce4">
            <text:p>1337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8" table:style-name="ce4">
            <text:p>1338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9" table:style-name="ce4">
            <text:p>1339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0" table:style-name="ce4">
            <text:p>1340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1" table:style-name="ce4">
            <text:p>1341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2" table:style-name="ce4">
            <text:p>1342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3" table:style-name="ce4">
            <text:p>1343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4" table:style-name="ce4">
            <text:p>1344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5" table:style-name="ce4">
            <text:p>1345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6" table:style-name="ce4">
            <text:p>1346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7" table:style-name="ce4">
            <text:p>1347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8" table:style-name="ce4">
            <text:p>1348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9" table:style-name="ce4">
            <text:p>1349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50" table:style-name="ce4">
            <text:p>1350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1" table:style-name="ce4">
            <text:p>1351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2" table:style-name="ce4">
            <text:p>1352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3" table:style-name="ce4">
            <text:p>1353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54" table:style-name="ce4">
            <text:p>1354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5" table:style-name="ce4">
            <text:p>1355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6" table:style-name="ce4">
            <text:p>1356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7" table:style-name="ce4">
            <text:p>1357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8" table:style-name="ce4">
            <text:p>1358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9" table:style-name="ce4">
            <text:p>1359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0" table:style-name="ce4">
            <text:p>1360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1" table:style-name="ce4">
            <text:p>1361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2" table:style-name="ce4">
            <text:p>1362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3" table:style-name="ce4">
            <text:p>1363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64" table:style-name="ce4">
            <text:p>1364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5" table:style-name="ce4">
            <text:p>1365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6" table:style-name="ce4">
            <text:p>1366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7" table:style-name="ce4">
            <text:p>1367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68" table:style-name="ce4">
            <text:p>1368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69" table:style-name="ce4">
            <text:p>1369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0" table:style-name="ce4">
            <text:p>1370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1" table:style-name="ce4">
            <text:p>1371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2" table:style-name="ce4">
            <text:p>1372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3" table:style-name="ce4">
            <text:p>1373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4" table:style-name="ce4">
            <text:p>1374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5" table:style-name="ce4">
            <text:p>1375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6" table:style-name="ce4">
            <text:p>1376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7" table:style-name="ce4">
            <text:p>1377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8" table:style-name="ce4">
            <text:p>1378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9" table:style-name="ce4">
            <text:p>1379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0" table:style-name="ce4">
            <text:p>1380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1" table:style-name="ce4">
            <text:p>1381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2" table:style-name="ce4">
            <text:p>1382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3" table:style-name="ce4">
            <text:p>1383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4" table:style-name="ce4">
            <text:p>1384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5" table:style-name="ce4">
            <text:p>1385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6" table:style-name="ce4">
            <text:p>1386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7" table:style-name="ce4">
            <text:p>1387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8" table:style-name="ce4">
            <text:p>1388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9" table:style-name="ce4">
            <text:p>1389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0" table:style-name="ce4">
            <text:p>1390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1" table:style-name="ce4">
            <text:p>1391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2" table:style-name="ce4">
            <text:p>1392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3" table:style-name="ce4">
            <text:p>1393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4" table:style-name="ce4">
            <text:p>1394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5" table:style-name="ce4">
            <text:p>1395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6" table:style-name="ce4">
            <text:p>1396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7" table:style-name="ce4">
            <text:p>1397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8" table:style-name="ce4">
            <text:p>1398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9" table:style-name="ce4">
            <text:p>1399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0" table:style-name="ce4">
            <text:p>1400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01" table:style-name="ce4">
            <text:p>1401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2" table:style-name="ce4">
            <text:p>1402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3" table:style-name="ce4">
            <text:p>1403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4" table:style-name="ce4">
            <text:p>1404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5" table:style-name="ce4">
            <text:p>1405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6" table:style-name="ce4">
            <text:p>1406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7" table:style-name="ce4">
            <text:p>1407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08" table:style-name="ce4">
            <text:p>1408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9" table:style-name="ce4">
            <text:p>1409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0" table:style-name="ce4">
            <text:p>1410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1" table:style-name="ce4">
            <text:p>1411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2" table:style-name="ce4">
            <text:p>1412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3" table:style-name="ce4">
            <text:p>1413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4" table:style-name="ce4">
            <text:p>1414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5" table:style-name="ce4">
            <text:p>1415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6" table:style-name="ce4">
            <text:p>1416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7" table:style-name="ce4">
            <text:p>1417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8" table:style-name="ce4">
            <text:p>1418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9" table:style-name="ce4">
            <text:p>1419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7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0" table:style-name="ce4">
            <text:p>1420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1" table:style-name="ce4">
            <text:p>1421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2" table:style-name="ce4">
            <text:p>1422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3" table:style-name="ce4">
            <text:p>1423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4" table:style-name="ce4">
            <text:p>1424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5" table:style-name="ce4">
            <text:p>1425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6" table:style-name="ce4">
            <text:p>1426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7" table:style-name="ce4">
            <text:p>1427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8" table:style-name="ce4">
            <text:p>1428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9" table:style-name="ce4">
            <text:p>1429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30" table:style-name="ce4">
            <text:p>1430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1" table:style-name="ce4">
            <text:p>1431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32" table:style-name="ce4">
            <text:p>1432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3" table:style-name="ce4">
            <text:p>1433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34" table:style-name="ce4">
            <text:p>1434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5" table:style-name="ce4">
            <text:p>1435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6" table:style-name="ce4">
            <text:p>1436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9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7" table:style-name="ce4">
            <text:p>1437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8" table:style-name="ce4">
            <text:p>1438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9" table:style-name="ce4">
            <text:p>1439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0" table:style-name="ce4">
            <text:p>1440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1" table:style-name="ce4">
            <text:p>1441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2" table:style-name="ce4">
            <text:p>1442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3" table:style-name="ce4">
            <text:p>1443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4" table:style-name="ce4">
            <text:p>1444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5" table:style-name="ce4">
            <text:p>1445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6" table:style-name="ce4">
            <text:p>1446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7" table:style-name="ce4">
            <text:p>1447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8" table:style-name="ce4">
            <text:p>1448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9" table:style-name="ce4">
            <text:p>1449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0" table:style-name="ce4">
            <text:p>1450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1" table:style-name="ce4">
            <text:p>1451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2" table:style-name="ce4">
            <text:p>1452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3" table:style-name="ce4">
            <text:p>1453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4" table:style-name="ce4">
            <text:p>1454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5" table:style-name="ce4">
            <text:p>1455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6" table:style-name="ce4">
            <text:p>1456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7" table:style-name="ce4">
            <text:p>145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8" table:style-name="ce4">
            <text:p>145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9" table:style-name="ce4">
            <text:p>1459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0" table:style-name="ce4">
            <text:p>1460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1" table:style-name="ce4">
            <text:p>1461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2" table:style-name="ce4">
            <text:p>1462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3" table:style-name="ce4">
            <text:p>1463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8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4" table:style-name="ce4">
            <text:p>1464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5" table:style-name="ce4">
            <text:p>1465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6" table:style-name="ce4">
            <text:p>1466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7" table:style-name="ce4">
            <text:p>146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8" table:style-name="ce4">
            <text:p>146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0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9" table:style-name="ce4">
            <text:p>1469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0" table:style-name="ce4">
            <text:p>1470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1" table:style-name="ce4">
            <text:p>1471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0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2" table:style-name="ce4">
            <text:p>1472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3" table:style-name="ce4">
            <text:p>1473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4" table:style-name="ce4">
            <text:p>1474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5" table:style-name="ce4">
            <text:p>1475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6" table:style-name="ce4">
            <text:p>1476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7" table:style-name="ce4">
            <text:p>147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8" table:style-name="ce4">
            <text:p>147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9" table:style-name="ce4">
            <text:p>1479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0" table:style-name="ce4">
            <text:p>1480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1" table:style-name="ce4">
            <text:p>1481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82" table:style-name="ce4">
            <text:p>1482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3" table:style-name="ce4">
            <text:p>1483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4" table:style-name="ce4">
            <text:p>1484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5" table:style-name="ce4">
            <text:p>1485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86" table:style-name="ce4">
            <text:p>1486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7" table:style-name="ce4">
            <text:p>148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8" table:style-name="ce4">
            <text:p>148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9" table:style-name="ce4">
            <text:p>1489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0" table:style-name="ce4">
            <text:p>1490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1" table:style-name="ce4">
            <text:p>1491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2" table:style-name="ce4">
            <text:p>1492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3" table:style-name="ce4">
            <text:p>1493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4" table:style-name="ce4">
            <text:p>1494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5" table:style-name="ce4">
            <text:p>1495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6" table:style-name="ce4">
            <text:p>1496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7" table:style-name="ce4">
            <text:p>149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8" table:style-name="ce4">
            <text:p>149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9" table:style-name="ce4">
            <text:p>1499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0" table:style-name="ce4">
            <text:p>1500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0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1" table:style-name="ce4">
            <text:p>1501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2" table:style-name="ce4">
            <text:p>1502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3" table:style-name="ce4">
            <text:p>1503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4" table:style-name="ce4">
            <text:p>1504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5" table:style-name="ce4">
            <text:p>1505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6" table:style-name="ce4">
            <text:p>1506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7" table:style-name="ce4">
            <text:p>150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8" table:style-name="ce4">
            <text:p>150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9" table:style-name="ce4">
            <text:p>1509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1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0" table:style-name="ce4">
            <text:p>1510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1" table:style-name="ce4">
            <text:p>1511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8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2" table:style-name="ce4">
            <text:p>1512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3" table:style-name="ce4">
            <text:p>1513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4" table:style-name="ce4">
            <text:p>1514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15" table:style-name="ce4">
            <text:p>1515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7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6" table:style-name="ce4">
            <text:p>1516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17" table:style-name="ce4">
            <text:p>1517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8" table:style-name="ce4">
            <text:p>1518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19" table:style-name="ce4">
            <text:p>1519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0" table:style-name="ce4">
            <text:p>1520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1" table:style-name="ce4">
            <text:p>1521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2" table:style-name="ce4">
            <text:p>1522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3" table:style-name="ce4">
            <text:p>1523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4" table:style-name="ce4">
            <text:p>1524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5" table:style-name="ce4">
            <text:p>1525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6" table:style-name="ce4">
            <text:p>1526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7" table:style-name="ce4">
            <text:p>1527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8" table:style-name="ce4">
            <text:p>1528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9" table:style-name="ce4">
            <text:p>1529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30" table:style-name="ce4">
            <text:p>1530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1" table:style-name="ce4">
            <text:p>1531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2" table:style-name="ce4">
            <text:p>1532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3" table:style-name="ce4">
            <text:p>1533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4" table:style-name="ce4">
            <text:p>1534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5" table:style-name="ce4">
            <text:p>1535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6" table:style-name="ce4">
            <text:p>1536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37" table:style-name="ce4">
            <text:p>1537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8" table:style-name="ce4">
            <text:p>1538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9" table:style-name="ce4">
            <text:p>1539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8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0" table:style-name="ce4">
            <text:p>1540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1" table:style-name="ce4">
            <text:p>1541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2" table:style-name="ce4">
            <text:p>1542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3" table:style-name="ce4">
            <text:p>1543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44" table:style-name="ce4">
            <text:p>1544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45" table:style-name="ce4">
            <text:p>1545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46" table:style-name="ce4">
            <text:p>1546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7" table:style-name="ce4">
            <text:p>1547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7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8" table:style-name="ce4">
            <text:p>1548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9" table:style-name="ce4">
            <text:p>1549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0" table:style-name="ce4">
            <text:p>1550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1" table:style-name="ce4">
            <text:p>1551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2" table:style-name="ce4">
            <text:p>1552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3" table:style-name="ce4">
            <text:p>1553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4" table:style-name="ce4">
            <text:p>1554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5" table:style-name="ce4">
            <text:p>1555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6" table:style-name="ce4">
            <text:p>1556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7" table:style-name="ce4">
            <text:p>1557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8" table:style-name="ce4">
            <text:p>1558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9" table:style-name="ce4">
            <text:p>1559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0" table:style-name="ce4">
            <text:p>1560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1" table:style-name="ce4">
            <text:p>1561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2" table:style-name="ce4">
            <text:p>1562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3" table:style-name="ce4">
            <text:p>1563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4" table:style-name="ce4">
            <text:p>1564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5" table:style-name="ce4">
            <text:p>1565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6" table:style-name="ce4">
            <text:p>1566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7" table:style-name="ce4">
            <text:p>1567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8" table:style-name="ce4">
            <text:p>1568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9" table:style-name="ce4">
            <text:p>1569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0" table:style-name="ce4">
            <text:p>1570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1" table:style-name="ce4">
            <text:p>1571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2" table:style-name="ce4">
            <text:p>1572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3" table:style-name="ce4">
            <text:p>1573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4" table:style-name="ce4">
            <text:p>1574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5" table:style-name="ce4">
            <text:p>1575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6" table:style-name="ce4">
            <text:p>1576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7" table:style-name="ce4">
            <text:p>1577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8" table:style-name="ce4">
            <text:p>1578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9" table:style-name="ce4">
            <text:p>1579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0" table:style-name="ce4">
            <text:p>1580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1" table:style-name="ce4">
            <text:p>1581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2" table:style-name="ce4">
            <text:p>1582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3" table:style-name="ce4">
            <text:p>1583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4" table:style-name="ce4">
            <text:p>1584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5" table:style-name="ce4">
            <text:p>1585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6" table:style-name="ce4">
            <text:p>1586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7" table:style-name="ce4">
            <text:p>1587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8" table:style-name="ce4">
            <text:p>1588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9" table:style-name="ce4">
            <text:p>1589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0" table:style-name="ce4">
            <text:p>1590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1" table:style-name="ce4">
            <text:p>1591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2" table:style-name="ce4">
            <text:p>1592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3" table:style-name="ce4">
            <text:p>1593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4" table:style-name="ce4">
            <text:p>1594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5" table:style-name="ce4">
            <text:p>1595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6" table:style-name="ce4">
            <text:p>1596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7" table:style-name="ce4">
            <text:p>1597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8" table:style-name="ce4">
            <text:p>1598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9" table:style-name="ce4">
            <text:p>1599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0" table:style-name="ce4">
            <text:p>1600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1" table:style-name="ce4">
            <text:p>1601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2" table:style-name="ce4">
            <text:p>1602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3" table:style-name="ce4">
            <text:p>1603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4" table:style-name="ce4">
            <text:p>1604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5" table:style-name="ce4">
            <text:p>1605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7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6" table:style-name="ce4">
            <text:p>1606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7" table:style-name="ce4">
            <text:p>1607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8" table:style-name="ce4">
            <text:p>1608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9" table:style-name="ce4">
            <text:p>1609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0" table:style-name="ce4">
            <text:p>1610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1" table:style-name="ce4">
            <text:p>1611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2" table:style-name="ce4">
            <text:p>1612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3" table:style-name="ce4">
            <text:p>1613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4" table:style-name="ce4">
            <text:p>1614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5" table:style-name="ce4">
            <text:p>1615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6" table:style-name="ce4">
            <text:p>1616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7" table:style-name="ce4">
            <text:p>1617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8" table:style-name="ce4">
            <text:p>1618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9" table:style-name="ce4">
            <text:p>1619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0" table:style-name="ce4">
            <text:p>1620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1" table:style-name="ce4">
            <text:p>1621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2" table:style-name="ce4">
            <text:p>1622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3" table:style-name="ce4">
            <text:p>1623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7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4" table:style-name="ce4">
            <text:p>1624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5" table:style-name="ce4">
            <text:p>1625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6" table:style-name="ce4">
            <text:p>1626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7" table:style-name="ce4">
            <text:p>1627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8" table:style-name="ce4">
            <text:p>1628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9" table:style-name="ce4">
            <text:p>1629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0" table:style-name="ce4">
            <text:p>1630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1" table:style-name="ce4">
            <text:p>1631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2" table:style-name="ce4">
            <text:p>1632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3" table:style-name="ce4">
            <text:p>1633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4" table:style-name="ce4">
            <text:p>1634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5" table:style-name="ce4">
            <text:p>1635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6" table:style-name="ce4">
            <text:p>1636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7" table:style-name="ce4">
            <text:p>1637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8" table:style-name="ce4">
            <text:p>1638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9" table:style-name="ce4">
            <text:p>1639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0" table:style-name="ce4">
            <text:p>1640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1" table:style-name="ce4">
            <text:p>1641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2" table:style-name="ce4">
            <text:p>1642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3" table:style-name="ce4">
            <text:p>1643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4" table:style-name="ce4">
            <text:p>1644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5" table:style-name="ce4">
            <text:p>1645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6" table:style-name="ce4">
            <text:p>1646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7" table:style-name="ce4">
            <text:p>1647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8" table:style-name="ce4">
            <text:p>1648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9" table:style-name="ce4">
            <text:p>1649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0" table:style-name="ce4">
            <text:p>1650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51" table:style-name="ce4">
            <text:p>1651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2" table:style-name="ce4">
            <text:p>1652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3" table:style-name="ce4">
            <text:p>1653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54" table:style-name="ce4">
            <text:p>1654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5" table:style-name="ce4">
            <text:p>1655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6" table:style-name="ce4">
            <text:p>1656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7" table:style-name="ce4">
            <text:p>1657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8" table:style-name="ce4">
            <text:p>1658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9" table:style-name="ce4">
            <text:p>1659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0" table:style-name="ce4">
            <text:p>1660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1" table:style-name="ce4">
            <text:p>1661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62" table:style-name="ce4">
            <text:p>1662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3" table:style-name="ce4">
            <text:p>1663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4" table:style-name="ce4">
            <text:p>1664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5" table:style-name="ce4">
            <text:p>1665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6" table:style-name="ce4">
            <text:p>1666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67" table:style-name="ce4">
            <text:p>1667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8" table:style-name="ce4">
            <text:p>1668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9" table:style-name="ce4">
            <text:p>1669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0" table:style-name="ce4">
            <text:p>1670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1" table:style-name="ce4">
            <text:p>1671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7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2" table:style-name="ce4">
            <text:p>1672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3" table:style-name="ce4">
            <text:p>1673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4" table:style-name="ce4">
            <text:p>1674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5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5" table:style-name="ce4">
            <text:p>1675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6" table:style-name="ce4">
            <text:p>1676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7" table:style-name="ce4">
            <text:p>1677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8" table:style-name="ce4">
            <text:p>1678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9" table:style-name="ce4">
            <text:p>1679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0" table:style-name="ce4">
            <text:p>1680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1" table:style-name="ce4">
            <text:p>1681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2" table:style-name="ce4">
            <text:p>1682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3" table:style-name="ce4">
            <text:p>1683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4" table:style-name="ce4">
            <text:p>1684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5" table:style-name="ce4">
            <text:p>1685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6" table:style-name="ce4">
            <text:p>1686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7" table:style-name="ce4">
            <text:p>1687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8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8" table:style-name="ce4">
            <text:p>1688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9" table:style-name="ce4">
            <text:p>1689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0" table:style-name="ce4">
            <text:p>1690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1" table:style-name="ce4">
            <text:p>1691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2" table:style-name="ce4">
            <text:p>1692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3" table:style-name="ce4">
            <text:p>1693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4" table:style-name="ce4">
            <text:p>1694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5" table:style-name="ce4">
            <text:p>1695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6" table:style-name="ce4">
            <text:p>1696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7" table:style-name="ce4">
            <text:p>1697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8" table:style-name="ce4">
            <text:p>1698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9" table:style-name="ce4">
            <text:p>1699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0" table:style-name="ce4">
            <text:p>1700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1" table:style-name="ce4">
            <text:p>1701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2" table:style-name="ce4">
            <text:p>1702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3" table:style-name="ce4">
            <text:p>1703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04" table:style-name="ce4">
            <text:p>1704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5" table:style-name="ce4">
            <text:p>1705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6" table:style-name="ce4">
            <text:p>1706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7" table:style-name="ce4">
            <text:p>1707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8" table:style-name="ce4">
            <text:p>1708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09" table:style-name="ce4">
            <text:p>1709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0" table:style-name="ce4">
            <text:p>1710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1" table:style-name="ce4">
            <text:p>1711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2" table:style-name="ce4">
            <text:p>1712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3" table:style-name="ce4">
            <text:p>1713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4" table:style-name="ce4">
            <text:p>1714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5" table:style-name="ce4">
            <text:p>1715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6" table:style-name="ce4">
            <text:p>1716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7" table:style-name="ce4">
            <text:p>1717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8" table:style-name="ce4">
            <text:p>1718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9" table:style-name="ce4">
            <text:p>1719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0" table:style-name="ce4">
            <text:p>1720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1" table:style-name="ce4">
            <text:p>1721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2" table:style-name="ce4">
            <text:p>1722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3" table:style-name="ce4">
            <text:p>1723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4" table:style-name="ce4">
            <text:p>1724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5" table:style-name="ce4">
            <text:p>1725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6" table:style-name="ce4">
            <text:p>1726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7" table:style-name="ce4">
            <text:p>1727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8" table:style-name="ce4">
            <text:p>1728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9" table:style-name="ce4">
            <text:p>1729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0" table:style-name="ce4">
            <text:p>1730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1" table:style-name="ce4">
            <text:p>1731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2" table:style-name="ce4">
            <text:p>1732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3" table:style-name="ce4">
            <text:p>1733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4" table:style-name="ce4">
            <text:p>1734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5" table:style-name="ce4">
            <text:p>1735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6" table:style-name="ce4">
            <text:p>1736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7" table:style-name="ce4">
            <text:p>1737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8" table:style-name="ce4">
            <text:p>1738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9" table:style-name="ce4">
            <text:p>1739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0" table:style-name="ce4">
            <text:p>1740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41" table:style-name="ce4">
            <text:p>1741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2" table:style-name="ce4">
            <text:p>1742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3" table:style-name="ce4">
            <text:p>1743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9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4" table:style-name="ce4">
            <text:p>1744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8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5" table:style-name="ce4">
            <text:p>1745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6" table:style-name="ce4">
            <text:p>1746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47" table:style-name="ce4">
            <text:p>1747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48" table:style-name="ce4">
            <text:p>1748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9" table:style-name="ce4">
            <text:p>1749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0" table:style-name="ce4">
            <text:p>1750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1" table:style-name="ce4">
            <text:p>1751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2" table:style-name="ce4">
            <text:p>1752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3" table:style-name="ce4">
            <text:p>1753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4" table:style-name="ce4">
            <text:p>1754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5" table:style-name="ce4">
            <text:p>1755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6" table:style-name="ce4">
            <text:p>1756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7" table:style-name="ce4">
            <text:p>1757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8" table:style-name="ce4">
            <text:p>1758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9" table:style-name="ce4">
            <text:p>1759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0" table:style-name="ce4">
            <text:p>1760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1" table:style-name="ce4">
            <text:p>1761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2" table:style-name="ce4">
            <text:p>1762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2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3" table:style-name="ce4">
            <text:p>1763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4" table:style-name="ce4">
            <text:p>1764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5" table:style-name="ce4">
            <text:p>1765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6" table:style-name="ce4">
            <text:p>1766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7" table:style-name="ce4">
            <text:p>1767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8" table:style-name="ce4">
            <text:p>1768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9" table:style-name="ce4">
            <text:p>1769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0" table:style-name="ce4">
            <text:p>1770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1" table:style-name="ce4">
            <text:p>1771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2" table:style-name="ce4">
            <text:p>1772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3" table:style-name="ce4">
            <text:p>1773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4" table:style-name="ce4">
            <text:p>1774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5" table:style-name="ce4">
            <text:p>1775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6" table:style-name="ce4">
            <text:p>1776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7" table:style-name="ce4">
            <text:p>1777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8" table:style-name="ce4">
            <text:p>1778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9" table:style-name="ce4">
            <text:p>1779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0" table:style-name="ce4">
            <text:p>1780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1" table:style-name="ce4">
            <text:p>1781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2" table:style-name="ce4">
            <text:p>1782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3" table:style-name="ce4">
            <text:p>1783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4" table:style-name="ce4">
            <text:p>1784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85" table:style-name="ce4">
            <text:p>1785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6" table:style-name="ce4">
            <text:p>1786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6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87" table:style-name="ce4">
            <text:p>1787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88" table:style-name="ce4">
            <text:p>1788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9" table:style-name="ce4">
            <text:p>1789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0" table:style-name="ce4">
            <text:p>1790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1" table:style-name="ce4">
            <text:p>1791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92" table:style-name="ce4">
            <text:p>1792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93" table:style-name="ce4">
            <text:p>1793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4" table:style-name="ce4">
            <text:p>1794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0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5" table:style-name="ce4">
            <text:p>1795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6" table:style-name="ce4">
            <text:p>1796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7" table:style-name="ce4">
            <text:p>1797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8" table:style-name="ce4">
            <text:p>1798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9" table:style-name="ce4">
            <text:p>1799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0" table:style-name="ce4">
            <text:p>1800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1" table:style-name="ce4">
            <text:p>1801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02" table:style-name="ce4">
            <text:p>1802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3" table:style-name="ce4">
            <text:p>1803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4" table:style-name="ce4">
            <text:p>1804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05" table:style-name="ce4">
            <text:p>1805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6" table:style-name="ce4">
            <text:p>1806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7" table:style-name="ce4">
            <text:p>1807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8" table:style-name="ce4">
            <text:p>1808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8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09" table:style-name="ce4">
            <text:p>1809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0" table:style-name="ce4">
            <text:p>1810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1" table:style-name="ce4">
            <text:p>1811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2" table:style-name="ce4">
            <text:p>1812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3" table:style-name="ce4">
            <text:p>1813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4" table:style-name="ce4">
            <text:p>1814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5" table:style-name="ce4">
            <text:p>1815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6" table:style-name="ce4">
            <text:p>1816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7" table:style-name="ce4">
            <text:p>1817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8" table:style-name="ce4">
            <text:p>1818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9" table:style-name="ce4">
            <text:p>1819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0" table:style-name="ce4">
            <text:p>1820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21" table:style-name="ce4">
            <text:p>1821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22" table:style-name="ce4">
            <text:p>1822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3" table:style-name="ce4">
            <text:p>1823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4" table:style-name="ce4">
            <text:p>1824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5" table:style-name="ce4">
            <text:p>1825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26" table:style-name="ce4">
            <text:p>1826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7" table:style-name="ce4">
            <text:p>1827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8" table:style-name="ce4">
            <text:p>1828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9" table:style-name="ce4">
            <text:p>1829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0" table:style-name="ce4">
            <text:p>1830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1" table:style-name="ce4">
            <text:p>1831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2" table:style-name="ce4">
            <text:p>1832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3" table:style-name="ce4">
            <text:p>1833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4" table:style-name="ce4">
            <text:p>1834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5" table:style-name="ce4">
            <text:p>1835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6" table:style-name="ce4">
            <text:p>1836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7" table:style-name="ce4">
            <text:p>1837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8" table:style-name="ce4">
            <text:p>1838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9" table:style-name="ce4">
            <text:p>1839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0" table:style-name="ce4">
            <text:p>1840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1" table:style-name="ce4">
            <text:p>1841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2" table:style-name="ce4">
            <text:p>1842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3" table:style-name="ce4">
            <text:p>1843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4" table:style-name="ce4">
            <text:p>1844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5" table:style-name="ce4">
            <text:p>1845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6" table:style-name="ce4">
            <text:p>1846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7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7" table:style-name="ce4">
            <text:p>1847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8" table:style-name="ce4">
            <text:p>1848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9" table:style-name="ce4">
            <text:p>1849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0" table:style-name="ce4">
            <text:p>1850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1" table:style-name="ce4">
            <text:p>1851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2" table:style-name="ce4">
            <text:p>1852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3" table:style-name="ce4">
            <text:p>1853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4" table:style-name="ce4">
            <text:p>1854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5" table:style-name="ce4">
            <text:p>1855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6" table:style-name="ce4">
            <text:p>1856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7" table:style-name="ce4">
            <text:p>1857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8" table:style-name="ce4">
            <text:p>1858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9" table:style-name="ce4">
            <text:p>1859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0" table:style-name="ce4">
            <text:p>1860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1" table:style-name="ce4">
            <text:p>1861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2" table:style-name="ce4">
            <text:p>1862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63" table:style-name="ce4">
            <text:p>1863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64" table:style-name="ce4">
            <text:p>1864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5" table:style-name="ce4">
            <text:p>1865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6" table:style-name="ce4">
            <text:p>1866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7" table:style-name="ce4">
            <text:p>1867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8" table:style-name="ce4">
            <text:p>1868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8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9" table:style-name="ce4">
            <text:p>1869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0" table:style-name="ce4">
            <text:p>1870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71" table:style-name="ce4">
            <text:p>1871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2" table:style-name="ce4">
            <text:p>1872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3" table:style-name="ce4">
            <text:p>1873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74" table:style-name="ce4">
            <text:p>1874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75" table:style-name="ce4">
            <text:p>1875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6" table:style-name="ce4">
            <text:p>1876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7" table:style-name="ce4">
            <text:p>1877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8" table:style-name="ce4">
            <text:p>1878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9" table:style-name="ce4">
            <text:p>1879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0" table:style-name="ce4">
            <text:p>1880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1" table:style-name="ce4">
            <text:p>1881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2" table:style-name="ce4">
            <text:p>1882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9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3" table:style-name="ce4">
            <text:p>1883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0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4" table:style-name="ce4">
            <text:p>1884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5" table:style-name="ce4">
            <text:p>1885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6" table:style-name="ce4">
            <text:p>1886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7" table:style-name="ce4">
            <text:p>1887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8" table:style-name="ce4">
            <text:p>1888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9" table:style-name="ce4">
            <text:p>1889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0" table:style-name="ce4">
            <text:p>1890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1" table:style-name="ce4">
            <text:p>1891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2" table:style-name="ce4">
            <text:p>1892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3" table:style-name="ce4">
            <text:p>1893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4" table:style-name="ce4">
            <text:p>1894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5" table:style-name="ce4">
            <text:p>1895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6" table:style-name="ce4">
            <text:p>1896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9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7" table:style-name="ce4">
            <text:p>1897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8" table:style-name="ce4">
            <text:p>1898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9" table:style-name="ce4">
            <text:p>1899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0" table:style-name="ce4">
            <text:p>1900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1" table:style-name="ce4">
            <text:p>1901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2" table:style-name="ce4">
            <text:p>1902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3" table:style-name="ce4">
            <text:p>1903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4" table:style-name="ce4">
            <text:p>1904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5" table:style-name="ce4">
            <text:p>1905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6" table:style-name="ce4">
            <text:p>1906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7" table:style-name="ce4">
            <text:p>1907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8" table:style-name="ce4">
            <text:p>1908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9" table:style-name="ce4">
            <text:p>1909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0" table:style-name="ce4">
            <text:p>1910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1" table:style-name="ce4">
            <text:p>1911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6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2" table:style-name="ce4">
            <text:p>1912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3" table:style-name="ce4">
            <text:p>1913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4" table:style-name="ce4">
            <text:p>1914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5" table:style-name="ce4">
            <text:p>1915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9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6" table:style-name="ce4">
            <text:p>1916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7" table:style-name="ce4">
            <text:p>1917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8" table:style-name="ce4">
            <text:p>1918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9" table:style-name="ce4">
            <text:p>1919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7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0" table:style-name="ce4">
            <text:p>1920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1" table:style-name="ce4">
            <text:p>1921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2" table:style-name="ce4">
            <text:p>1922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3" table:style-name="ce4">
            <text:p>1923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9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4" table:style-name="ce4">
            <text:p>1924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5" table:style-name="ce4">
            <text:p>1925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6" table:style-name="ce4">
            <text:p>1926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7" table:style-name="ce4">
            <text:p>1927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8" table:style-name="ce4">
            <text:p>1928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9" table:style-name="ce4">
            <text:p>1929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0" table:style-name="ce4">
            <text:p>1930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1" table:style-name="ce4">
            <text:p>1931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2" table:style-name="ce4">
            <text:p>1932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3" table:style-name="ce4">
            <text:p>1933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4" table:style-name="ce4">
            <text:p>1934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5" table:style-name="ce4">
            <text:p>1935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6" table:style-name="ce4">
            <text:p>1936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7" table:style-name="ce4">
            <text:p>1937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8" table:style-name="ce4">
            <text:p>1938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9" table:style-name="ce4">
            <text:p>1939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0" table:style-name="ce4">
            <text:p>1940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1" table:style-name="ce4">
            <text:p>1941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2" table:style-name="ce4">
            <text:p>1942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3" table:style-name="ce4">
            <text:p>1943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4" table:style-name="ce4">
            <text:p>1944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5" table:style-name="ce4">
            <text:p>1945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6" table:style-name="ce4">
            <text:p>1946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7" table:style-name="ce4">
            <text:p>1947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8" table:style-name="ce4">
            <text:p>1948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9" table:style-name="ce4">
            <text:p>1949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0" table:style-name="ce4">
            <text:p>1950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1" table:style-name="ce4">
            <text:p>1951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2" table:style-name="ce4">
            <text:p>1952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3" table:style-name="ce4">
            <text:p>1953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4" table:style-name="ce4">
            <text:p>1954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5" table:style-name="ce4">
            <text:p>1955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6" table:style-name="ce4">
            <text:p>1956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7" table:style-name="ce4">
            <text:p>1957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8" table:style-name="ce4">
            <text:p>1958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9" table:style-name="ce4">
            <text:p>1959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0" table:style-name="ce4">
            <text:p>1960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1" table:style-name="ce4">
            <text:p>1961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2" table:style-name="ce4">
            <text:p>1962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3" table:style-name="ce4">
            <text:p>1963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4" table:style-name="ce4">
            <text:p>1964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5" table:style-name="ce4">
            <text:p>1965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6" table:style-name="ce4">
            <text:p>1966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7" table:style-name="ce4">
            <text:p>1967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8" table:style-name="ce4">
            <text:p>1968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9" table:style-name="ce4">
            <text:p>1969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0" table:style-name="ce4">
            <text:p>1970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1" table:style-name="ce4">
            <text:p>1971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7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2" table:style-name="ce4">
            <text:p>1972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3" table:style-name="ce4">
            <text:p>1973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4" table:style-name="ce4">
            <text:p>1974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5" table:style-name="ce4">
            <text:p>1975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6" table:style-name="ce4">
            <text:p>1976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7" table:style-name="ce4">
            <text:p>1977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8" table:style-name="ce4">
            <text:p>1978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9" table:style-name="ce4">
            <text:p>1979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0" table:style-name="ce4">
            <text:p>1980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9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1" table:style-name="ce4">
            <text:p>1981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2" table:style-name="ce4">
            <text:p>1982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3" table:style-name="ce4">
            <text:p>1983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4" table:style-name="ce4">
            <text:p>1984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5" table:style-name="ce4">
            <text:p>1985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6" table:style-name="ce4">
            <text:p>1986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7" table:style-name="ce4">
            <text:p>1987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8" table:style-name="ce4">
            <text:p>1988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9" table:style-name="ce4">
            <text:p>1989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1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4" table:style-name="ce4">
            <text:p>2004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5" table:style-name="ce4">
            <text:p>2005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6" table:style-name="ce4">
            <text:p>2006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7" table:style-name="ce4">
            <text:p>2007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7" table:style-name="ce4">
            <text:p>2027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8" table:style-name="ce4">
            <text:p>2028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7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9" table:style-name="ce4">
            <text:p>2029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0" table:style-name="ce4">
            <text:p>2030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1" table:style-name="ce4">
            <text:p>2031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2" table:style-name="ce4">
            <text:p>2032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3" table:style-name="ce4">
            <text:p>2033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4" table:style-name="ce4">
            <text:p>2034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5" table:style-name="ce4">
            <text:p>2035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6" table:style-name="ce4">
            <text:p>2036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7" table:style-name="ce4">
            <text:p>2037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8" table:style-name="ce4">
            <text:p>2038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9" table:style-name="ce4">
            <text:p>2039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0" table:style-name="ce4">
            <text:p>2040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1" table:style-name="ce4">
            <text:p>2041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2" table:style-name="ce4">
            <text:p>2042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3" table:style-name="ce4">
            <text:p>2043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4" table:style-name="ce4">
            <text:p>2044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5" table:style-name="ce4">
            <text:p>2045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6" table:style-name="ce4">
            <text:p>2046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7" table:style-name="ce4">
            <text:p>2047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8" table:style-name="ce4">
            <text:p>2048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9" table:style-name="ce4">
            <text:p>2049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0" table:style-name="ce4">
            <text:p>2050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1" table:style-name="ce4">
            <text:p>2051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2" table:style-name="ce4">
            <text:p>2052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3" table:style-name="ce4">
            <text:p>2053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4" table:style-name="ce4">
            <text:p>2054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5" table:style-name="ce4">
            <text:p>2055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6" table:style-name="ce4">
            <text:p>2056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7" table:style-name="ce4">
            <text:p>2057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8" table:style-name="ce4">
            <text:p>2058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0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9" table:style-name="ce4">
            <text:p>2059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0" table:style-name="ce4">
            <text:p>2060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1" table:style-name="ce4">
            <text:p>2061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62" table:style-name="ce4">
            <text:p>2062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3" table:style-name="ce4">
            <text:p>2063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4" table:style-name="ce4">
            <text:p>2064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5" table:style-name="ce4">
            <text:p>2065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6" table:style-name="ce4">
            <text:p>2066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67" table:style-name="ce4">
            <text:p>2067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8" table:style-name="ce4">
            <text:p>2068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9" table:style-name="ce4">
            <text:p>2069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0" table:style-name="ce4">
            <text:p>2070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1" table:style-name="ce4">
            <text:p>2071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9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2" table:style-name="ce4">
            <text:p>2072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3" table:style-name="ce4">
            <text:p>2073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4" table:style-name="ce4">
            <text:p>2074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5" table:style-name="ce4">
            <text:p>2075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6" table:style-name="ce4">
            <text:p>2076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7" table:style-name="ce4">
            <text:p>2077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8" table:style-name="ce4">
            <text:p>2078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9" table:style-name="ce4">
            <text:p>2079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0" table:style-name="ce4">
            <text:p>2080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1" table:style-name="ce4">
            <text:p>2081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2" table:style-name="ce4">
            <text:p>2082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3" table:style-name="ce4">
            <text:p>2083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4" table:style-name="ce4">
            <text:p>2084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5" table:style-name="ce4">
            <text:p>2085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6" table:style-name="ce4">
            <text:p>2086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7" table:style-name="ce4">
            <text:p>2087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8" table:style-name="ce4">
            <text:p>2088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9" table:style-name="ce4">
            <text:p>2089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0" table:style-name="ce4">
            <text:p>2090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1" table:style-name="ce4">
            <text:p>2091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2" table:style-name="ce4">
            <text:p>2092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3" table:style-name="ce4">
            <text:p>2093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4" table:style-name="ce4">
            <text:p>2094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7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5" table:style-name="ce4">
            <text:p>2095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6" table:style-name="ce4">
            <text:p>2096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7" table:style-name="ce4">
            <text:p>2097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8" table:style-name="ce4">
            <text:p>2098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9" table:style-name="ce4">
            <text:p>2099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00" table:style-name="ce4">
            <text:p>2100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1" table:style-name="ce4">
            <text:p>2101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02" table:style-name="ce4">
            <text:p>2102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3" table:style-name="ce4">
            <text:p>2103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4" table:style-name="ce4">
            <text:p>2104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5" table:style-name="ce4">
            <text:p>2105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6" table:style-name="ce4">
            <text:p>2106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07" table:style-name="ce4">
            <text:p>2107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8" table:style-name="ce4">
            <text:p>2108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9" table:style-name="ce4">
            <text:p>2109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0" table:style-name="ce4">
            <text:p>2110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1" table:style-name="ce4">
            <text:p>2111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12" table:style-name="ce4">
            <text:p>2112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13" table:style-name="ce4">
            <text:p>2113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4" table:style-name="ce4">
            <text:p>2114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15" table:style-name="ce4">
            <text:p>2115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6" table:style-name="ce4">
            <text:p>2116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7" table:style-name="ce4">
            <text:p>2117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8" table:style-name="ce4">
            <text:p>2118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9" table:style-name="ce4">
            <text:p>2119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0" table:style-name="ce4">
            <text:p>2120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1" table:style-name="ce4">
            <text:p>2121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2" table:style-name="ce4">
            <text:p>2122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3" table:style-name="ce4">
            <text:p>2123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24" table:style-name="ce4">
            <text:p>2124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5" table:style-name="ce4">
            <text:p>2125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26" table:style-name="ce4">
            <text:p>2126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7" table:style-name="ce4">
            <text:p>2127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8" table:style-name="ce4">
            <text:p>2128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29" table:style-name="ce4">
            <text:p>2129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0" table:style-name="ce4">
            <text:p>2130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1" table:style-name="ce4">
            <text:p>2131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2" table:style-name="ce4">
            <text:p>2132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3" table:style-name="ce4">
            <text:p>2133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34" table:style-name="ce4">
            <text:p>2134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35" table:style-name="ce4">
            <text:p>2135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6" table:style-name="ce4">
            <text:p>2136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7" table:style-name="ce4">
            <text:p>2137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8" table:style-name="ce4">
            <text:p>2138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9" table:style-name="ce4">
            <text:p>2139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0" table:style-name="ce4">
            <text:p>2140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1" table:style-name="ce4">
            <text:p>2141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2" table:style-name="ce4">
            <text:p>2142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3" table:style-name="ce4">
            <text:p>2143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4" table:style-name="ce4">
            <text:p>2144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5" table:style-name="ce4">
            <text:p>2145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6" table:style-name="ce4">
            <text:p>2146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7" table:style-name="ce4">
            <text:p>2147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8" table:style-name="ce4">
            <text:p>2148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49" table:style-name="ce4">
            <text:p>2149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0" table:style-name="ce4">
            <text:p>2150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1" table:style-name="ce4">
            <text:p>2151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2" table:style-name="ce4">
            <text:p>2152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3" table:style-name="ce4">
            <text:p>2153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4" table:style-name="ce4">
            <text:p>2154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5" table:style-name="ce4">
            <text:p>2155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6" table:style-name="ce4">
            <text:p>2156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7" table:style-name="ce4">
            <text:p>2157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8" table:style-name="ce4">
            <text:p>2158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9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9" table:style-name="ce4">
            <text:p>2159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0" table:style-name="ce4">
            <text:p>2160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1" table:style-name="ce4">
            <text:p>2161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2" table:style-name="ce4">
            <text:p>2162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3" table:style-name="ce4">
            <text:p>2163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4" table:style-name="ce4">
            <text:p>2164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5" table:style-name="ce4">
            <text:p>2165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6" table:style-name="ce4">
            <text:p>2166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7" table:style-name="ce4">
            <text:p>2167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8" table:style-name="ce4">
            <text:p>2168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9" table:style-name="ce4">
            <text:p>2169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0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0" table:style-name="ce4">
            <text:p>2170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71" table:style-name="ce4">
            <text:p>2171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2" table:style-name="ce4">
            <text:p>2172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3" table:style-name="ce4">
            <text:p>2173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4" table:style-name="ce4">
            <text:p>2174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5" table:style-name="ce4">
            <text:p>2175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76" table:style-name="ce4">
            <text:p>2176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7" table:style-name="ce4">
            <text:p>2177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8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8" table:style-name="ce4">
            <text:p>2178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9" table:style-name="ce4">
            <text:p>2179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0" table:style-name="ce4">
            <text:p>2180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1" table:style-name="ce4">
            <text:p>2181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2" table:style-name="ce4">
            <text:p>2182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3" table:style-name="ce4">
            <text:p>2183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4" table:style-name="ce4">
            <text:p>2184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5" table:style-name="ce4">
            <text:p>2185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6" table:style-name="ce4">
            <text:p>2186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7" table:style-name="ce4">
            <text:p>2187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8" table:style-name="ce4">
            <text:p>2188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9" table:style-name="ce4">
            <text:p>2189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0" table:style-name="ce4">
            <text:p>2190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1" table:style-name="ce4">
            <text:p>2191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2" table:style-name="ce4">
            <text:p>2192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3" table:style-name="ce4">
            <text:p>2193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4" table:style-name="ce4">
            <text:p>2194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5" table:style-name="ce4">
            <text:p>2195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6" table:style-name="ce4">
            <text:p>2196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7" table:style-name="ce4">
            <text:p>2197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8" table:style-name="ce4">
            <text:p>2198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9" table:style-name="ce4">
            <text:p>2199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0" table:style-name="ce4">
            <text:p>2200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1" table:style-name="ce4">
            <text:p>2201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2" table:style-name="ce4">
            <text:p>2202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3" table:style-name="ce4">
            <text:p>2203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4" table:style-name="ce4">
            <text:p>2204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5" table:style-name="ce4">
            <text:p>2205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6" table:style-name="ce4">
            <text:p>2206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7" table:style-name="ce4">
            <text:p>2207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8" table:style-name="ce4">
            <text:p>2208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9" table:style-name="ce4">
            <text:p>2209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0" table:style-name="ce4">
            <text:p>2210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1" table:style-name="ce4">
            <text:p>2211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12" table:style-name="ce4">
            <text:p>2212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3" table:style-name="ce4">
            <text:p>2213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14" table:style-name="ce4">
            <text:p>2214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5" table:style-name="ce4">
            <text:p>2215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6" table:style-name="ce4">
            <text:p>2216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7" table:style-name="ce4">
            <text:p>2217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8" table:style-name="ce4">
            <text:p>2218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9" table:style-name="ce4">
            <text:p>2219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0" table:style-name="ce4">
            <text:p>2220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1" table:style-name="ce4">
            <text:p>2221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2" table:style-name="ce4">
            <text:p>2222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3" table:style-name="ce4">
            <text:p>2223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4" table:style-name="ce4">
            <text:p>2224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5" table:style-name="ce4">
            <text:p>2225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6" table:style-name="ce4">
            <text:p>2226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7" table:style-name="ce4">
            <text:p>2227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8" table:style-name="ce4">
            <text:p>2228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9" table:style-name="ce4">
            <text:p>2229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0" table:style-name="ce4">
            <text:p>2230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1" table:style-name="ce4">
            <text:p>2231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2" table:style-name="ce4">
            <text:p>2232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3" table:style-name="ce4">
            <text:p>2233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4" table:style-name="ce4">
            <text:p>2234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5" table:style-name="ce4">
            <text:p>2235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6" table:style-name="ce4">
            <text:p>2236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7" table:style-name="ce4">
            <text:p>2237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8" table:style-name="ce4">
            <text:p>2238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9" table:style-name="ce4">
            <text:p>2239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0" table:style-name="ce4">
            <text:p>2240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1" table:style-name="ce4">
            <text:p>2241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2" table:style-name="ce4">
            <text:p>2242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3" table:style-name="ce4">
            <text:p>2243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4" table:style-name="ce4">
            <text:p>2244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5" table:style-name="ce4">
            <text:p>2245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6" table:style-name="ce4">
            <text:p>2246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7" table:style-name="ce4">
            <text:p>2247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8" table:style-name="ce4">
            <text:p>2248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9" table:style-name="ce4">
            <text:p>2249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0" table:style-name="ce4">
            <text:p>2250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1" table:style-name="ce4">
            <text:p>2251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2" table:style-name="ce4">
            <text:p>2252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3" table:style-name="ce4">
            <text:p>2253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4" table:style-name="ce4">
            <text:p>2254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5" table:style-name="ce4">
            <text:p>2255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6" table:style-name="ce4">
            <text:p>2256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7" table:style-name="ce4">
            <text:p>2257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8" table:style-name="ce4">
            <text:p>2258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7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9" table:style-name="ce4">
            <text:p>2259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0" table:style-name="ce4">
            <text:p>2260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61" table:style-name="ce4">
            <text:p>2261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2" table:style-name="ce4">
            <text:p>2262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3" table:style-name="ce4">
            <text:p>2263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4" table:style-name="ce4">
            <text:p>2264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7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65" table:style-name="ce4">
            <text:p>2265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6" table:style-name="ce4">
            <text:p>2266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67" table:style-name="ce4">
            <text:p>2267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8" table:style-name="ce4">
            <text:p>2268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9" table:style-name="ce4">
            <text:p>2269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0" table:style-name="ce4">
            <text:p>2270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1" table:style-name="ce4">
            <text:p>2271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2" table:style-name="ce4">
            <text:p>2272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3" table:style-name="ce4">
            <text:p>2273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4" table:style-name="ce4">
            <text:p>2274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5" table:style-name="ce4">
            <text:p>2275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6" table:style-name="ce4">
            <text:p>2276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7" table:style-name="ce4">
            <text:p>2277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8" table:style-name="ce4">
            <text:p>2278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9" table:style-name="ce4">
            <text:p>2279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80" table:style-name="ce4">
            <text:p>2280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81" table:style-name="ce4">
            <text:p>2281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82" table:style-name="ce4">
            <text:p>2282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number-rows-repeated="1046293" table:style-name="ro2">
          <table:table-cell table:number-columns-repeated="16384"/>
        </table:table-row>
      </table:table>
      <table:table table:name="Продукты" table:style-name="ta2"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8" table:default-cell-style-name="ce1"/>
        <table:table-row table:style-name="ro2">
          <table:table-cell office:value-type="string" table:style-name="ce2">
            <text:p>Артикул</text:p>
          </table:table-cell>
          <table:table-cell office:value-type="string" table:style-name="ce2">
            <text:p>Категория</text:p>
          </table:table-cell>
          <table:table-cell office:value-type="string" table:style-name="ce2">
            <text:p>Наименование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">
            <text:p>грибы</text:p>
          </table:table-cell>
          <table:table-cell office:value-type="string" table:style-name="ce1">
            <text:p>вешенки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1">
            <text:p>грибы</text:p>
          </table:table-cell>
          <table:table-cell office:value-type="string" table:style-name="ce1">
            <text:p>шампиньоны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баклажаны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горох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груша Конференция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дайкон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бачок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брокколи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пекинская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цветная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ртофель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ртофель красный</text:p>
          </table:table-cell>
          <table:table-cell table:number-columns-repeated="16381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укуруза</text:p>
          </table:table-cell>
          <table:table-cell table:number-columns-repeated="16381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лук репка</text:p>
          </table:table-cell>
          <table:table-cell table:number-columns-repeated="16381" table:style-name="ce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морковь</text:p>
          </table:table-cell>
          <table:table-cell table:number-columns-repeated="16381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огурцы короткоплодные</text:p>
          </table:table-cell>
          <table:table-cell table:number-columns-repeated="16381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атиссон</text:p>
          </table:table-cell>
          <table:table-cell table:number-columns-repeated="16381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жгучий</text:p>
          </table:table-cell>
          <table:table-cell table:number-columns-repeated="16381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желтый</text:p>
          </table:table-cell>
          <table:table-cell table:number-columns-repeated="16381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зеленый</text:p>
          </table:table-cell>
          <table:table-cell table:number-columns-repeated="16381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красный</text:p>
          </table:table-cell>
          <table:table-cell table:number-columns-repeated="16381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дис</text:p>
          </table:table-cell>
          <table:table-cell table:number-columns-repeated="16381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дька черная</text:p>
          </table:table-cell>
          <table:table-cell table:number-columns-repeated="16381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па</text:p>
          </table:table-cell>
          <table:table-cell table:number-columns-repeated="16381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свёкла</text:p>
          </table:table-cell>
          <table:table-cell table:number-columns-repeated="16381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махито</text:p>
          </table:table-cell>
          <table:table-cell table:number-columns-repeated="16381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сливка</text:p>
          </table:table-cell>
          <table:table-cell table:number-columns-repeated="16381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черри</text:p>
          </table:table-cell>
          <table:table-cell table:number-columns-repeated="16381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ыква</text:p>
          </table:table-cell>
          <table:table-cell table:number-columns-repeated="16381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цукини</text:p>
          </table:table-cell>
          <table:table-cell table:number-columns-repeated="16381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чеснок</text:p>
          </table:table-cell>
          <table:table-cell table:number-columns-repeated="16381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1">
            <text:p>орехи</text:p>
          </table:table-cell>
          <table:table-cell office:value-type="string" table:style-name="ce1">
            <text:p>фундук</text:p>
          </table:table-cell>
          <table:table-cell table:number-columns-repeated="16381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базилик</text:p>
          </table:table-cell>
          <table:table-cell table:number-columns-repeated="16381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кинза</text:p>
          </table:table-cell>
          <table:table-cell table:number-columns-repeated="16381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лук зеленый</text:p>
          </table:table-cell>
          <table:table-cell table:number-columns-repeated="16381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любисток</text:p>
          </table:table-cell>
          <table:table-cell table:number-columns-repeated="16381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мята</text:p>
          </table:table-cell>
          <table:table-cell table:number-columns-repeated="16381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орегано</text:p>
          </table:table-cell>
          <table:table-cell table:number-columns-repeated="16381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петрушка</text:p>
          </table:table-cell>
          <table:table-cell table:number-columns-repeated="16381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розмарин</text:p>
          </table:table-cell>
          <table:table-cell table:number-columns-repeated="16381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руккола</text:p>
          </table:table-cell>
          <table:table-cell table:number-columns-repeated="16381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укроп</text:p>
          </table:table-cell>
          <table:table-cell table:number-columns-repeated="16381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шпинат</text:p>
          </table:table-cell>
          <table:table-cell table:number-columns-repeated="16381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абрикос</text:p>
          </table:table-cell>
          <table:table-cell table:number-columns-repeated="16381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груша желтая</text:p>
          </table:table-cell>
          <table:table-cell table:number-columns-repeated="16381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слива</text:p>
          </table:table-cell>
          <table:table-cell table:number-columns-repeated="16381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Слива желтая</text:p>
          </table:table-cell>
          <table:table-cell table:number-columns-repeated="16381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Антоновка</text:p>
          </table:table-cell>
          <table:table-cell table:number-columns-repeated="16381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ала</text:p>
          </table:table-cell>
          <table:table-cell table:number-columns-repeated="16381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ольден</text:p>
          </table:table-cell>
          <table:table-cell table:number-columns-repeated="16381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ренни</text:p>
          </table:table-cell>
          <table:table-cell table:number-columns-repeated="16381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Кандиль</text:p>
          </table:table-cell>
          <table:table-cell table:number-columns-repeated="16381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Карамелька</text:p>
          </table:table-cell>
          <table:table-cell table:number-columns-repeated="16381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адовые</text:p>
          </table:table-cell>
          <table:table-cell table:number-columns-repeated="16381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инап</text:p>
          </table:table-cell>
          <table:table-cell table:number-columns-repeated="16381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лава победителям</text:p>
          </table:table-cell>
          <table:table-cell table:number-columns-repeated="16381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боярышник</text:p>
          </table:table-cell>
          <table:table-cell table:number-columns-repeated="16381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изил</text:p>
          </table:table-cell>
          <table:table-cell table:number-columns-repeated="16381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лубника</text:p>
          </table:table-cell>
          <table:table-cell table:number-columns-repeated="16381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люква</text:p>
          </table:table-cell>
          <table:table-cell table:number-columns-repeated="16381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малина</text:p>
          </table:table-cell>
          <table:table-cell table:number-columns-repeated="16381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облепиха</text:p>
          </table:table-cell>
          <table:table-cell table:number-columns-repeated="16381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шиповник</text:p>
          </table:table-cell>
          <table:table-cell table:number-columns-repeated="16381"/>
        </table:table-row>
        <table:table-row table:number-rows-repeated="1048511" table:style-name="ro2">
          <table:table-cell table:number-columns-repeated="16384"/>
        </table:table-row>
      </table:table>
      <table:table table:name="Производственные_базы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3">
            <text:p>ID производственной базы</text:p>
          </table:table-cell>
          <table:table-cell office:value-type="string" table:style-name="ce3">
            <text:p>Адрес</text:p>
          </table:table-cell>
          <table:table-cell office:value-type="string" table:style-name="ce5">
            <text:p>ФИО начальника базы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</text:p>
          </table:table-cell>
          <table:table-cell office:value-type="string" table:style-name="ce1">
            <text:p>Московская область, деревня Юрово, д.1</text:p>
          </table:table-cell>
          <table:table-cell office:value-type="string" table:style-name="ce1">
            <text:p>Иванов П.И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2</text:p>
          </table:table-cell>
          <table:table-cell office:value-type="string" table:style-name="ce1">
            <text:p>Вологодская область, деревня Захарьево, д.2</text:p>
          </table:table-cell>
          <table:table-cell office:value-type="string" table:style-name="ce1">
            <text:p>Столяров В.Т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3</text:p>
          </table:table-cell>
          <table:table-cell office:value-type="string" table:style-name="ce1">
            <text:p>Владимирская область, деревня Кукушкино, строение 7</text:p>
          </table:table-cell>
          <table:table-cell office:value-type="string" table:style-name="ce1">
            <text:p>Захаричев К.Е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4</text:p>
          </table:table-cell>
          <table:table-cell office:value-type="string" table:style-name="ce1">
            <text:p>Рязанская оласть, деревня Жужино, д.22</text:p>
          </table:table-cell>
          <table:table-cell office:value-type="string" table:style-name="ce1">
            <text:p>Волков С.И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5</text:p>
          </table:table-cell>
          <table:table-cell office:value-type="string" table:style-name="ce1">
            <text:p>Тверская область, деревня Хорьково, д.6</text:p>
          </table:table-cell>
          <table:table-cell office:value-type="string" table:style-name="ce1">
            <text:p>Кузнецов Л.Э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6</text:p>
          </table:table-cell>
          <table:table-cell office:value-type="string" table:style-name="ce1">
            <text:p>Псковская область, деревня Новосвятское, д.1</text:p>
          </table:table-cell>
          <table:table-cell office:value-type="string" table:style-name="ce1">
            <text:p>Сестрицын Ю.Б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7</text:p>
          </table:table-cell>
          <table:table-cell office:value-type="string" table:style-name="ce1">
            <text:p>Ивановская область, деревня Блудилино, д.8</text:p>
          </table:table-cell>
          <table:table-cell office:value-type="string" table:style-name="ce1">
            <text:p>Говоров А.В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8</text:p>
          </table:table-cell>
          <table:table-cell office:value-type="string" table:style-name="ce1">
            <text:p>Московская область, деревня Семечкино, д.9</text:p>
          </table:table-cell>
          <table:table-cell office:value-type="string" table:style-name="ce1">
            <text:p>Тимохин Я.Ф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9</text:p>
          </table:table-cell>
          <table:table-cell office:value-type="string" table:style-name="ce1">
            <text:p>Московская область, деревня Озерное, д.8</text:p>
          </table:table-cell>
          <table:table-cell office:value-type="string" table:style-name="ce1">
            <text:p>Слотинский О.Н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0</text:p>
          </table:table-cell>
          <table:table-cell office:value-type="string" table:style-name="ce1">
            <text:p>Тверская область, деревня Петрово, д. 3</text:p>
          </table:table-cell>
          <table:table-cell office:value-type="string" table:style-name="ce1">
            <text:p>Животов А.Р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1</text:p>
          </table:table-cell>
          <table:table-cell office:value-type="string" table:style-name="ce1">
            <text:p>Ивановская область, деревня Власихино, д.5</text:p>
          </table:table-cell>
          <table:table-cell office:value-type="string" table:style-name="ce1">
            <text:p>Боярских К.А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2</text:p>
          </table:table-cell>
          <table:table-cell office:value-type="string" table:style-name="ce1">
            <text:p>Рязанская область, село Кононенково, д.16</text:p>
          </table:table-cell>
          <table:table-cell office:value-type="string" table:style-name="ce1">
            <text:p>Васютин В.С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3</text:p>
          </table:table-cell>
          <table:table-cell office:value-type="string" table:style-name="ce1">
            <text:p>Владимирская область, деревня Шалашилино, д.6</text:p>
          </table:table-cell>
          <table:table-cell office:value-type="string" table:style-name="ce1">
            <text:p>Христофоров С.Т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4</text:p>
          </table:table-cell>
          <table:table-cell office:value-type="string" table:style-name="ce1">
            <text:p>Владимирская область, деревня Чистово, д.11</text:p>
          </table:table-cell>
          <table:table-cell office:value-type="string" table:style-name="ce1">
            <text:p>Желанный Л.Б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5</text:p>
          </table:table-cell>
          <table:table-cell office:value-type="string" table:style-name="ce1">
            <text:p>Смоленская область, деревня Слободка, д.8</text:p>
          </table:table-cell>
          <table:table-cell office:value-type="string" table:style-name="ce1">
            <text:p>Волк Е.К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6</text:p>
          </table:table-cell>
          <table:table-cell office:value-type="string" table:style-name="ce1">
            <text:p>Липецкая область, деревня Храмцово, строение 6</text:p>
          </table:table-cell>
          <table:table-cell office:value-type="string" table:style-name="ce1">
            <text:p>Пасечник И.И.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Наличие.A2:Наличие.F2283" table:contains-header="false">
          <table:sort>
            <table:sort-by table:field-number="1"/>
            <table:sort-by table:field-number="2"/>
            <table:sort-by table:field-number="3"/>
          </table:sort>
        </table:database-range>
        <table:database-range table:target-range-address="Продукты.A2:Продукты.C65" table:contains-header="false">
          <table:sort>
            <table:sort-by table:field-number="1"/>
            <table:sort-by table:field-number="2"/>
          </table:sort>
        </table:database-range>
        <table:database-range table:target-range-address="Производственные_базы.A2:Производственные_базы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Слава</meta:initial-creator>
    <dc:creator>Полина Вяткина</dc:creator>
    <meta:creation-date>2021-07-09T17:04:06Z</meta:creation-date>
    <dc:date>2023-10-05T12:26:15Z</dc:date>
  </office:meta>
</office:document-meta>
</file>